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168.35pt" svg:y="190.63pt">
            <loext:p draw:notify-on-update-of-ranges="Sheet1.A1:Sheet1.A4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754.72pt" svg:y="186.75pt">
            <loext:p draw:notify-on-update-of-ranges="Sheet1.B1:Sheet1.B6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-369.935335558" calcext:value-type="float">
            <text:p>-369.935335558</text:p>
          </table:table-cell>
          <table:table-cell office:value-type="float" office:value="-200.194670883" calcext:value-type="float">
            <text:p>-200.194670883</text:p>
          </table:table-cell>
          <table:table-cell table:number-columns-repeated="2"/>
        </table:table-row>
        <table:table-row table:style-name="ro1">
          <table:table-cell office:value-type="float" office:value="-392.400876628" calcext:value-type="float">
            <text:p>-392.400876628</text:p>
          </table:table-cell>
          <table:table-cell office:value-type="float" office:value="-357.410755092" calcext:value-type="float">
            <text:p>-357.410755092</text:p>
          </table:table-cell>
          <table:table-cell table:number-columns-repeated="2"/>
        </table:table-row>
        <table:table-row table:style-name="ro1">
          <table:table-cell office:value-type="float" office:value="-191.472468465" calcext:value-type="float">
            <text:p>-191.472468465</text:p>
          </table:table-cell>
          <table:table-cell office:value-type="float" office:value="-236.681816446" calcext:value-type="float">
            <text:p>-236.681816446</text:p>
          </table:table-cell>
          <table:table-cell table:number-columns-repeated="2"/>
        </table:table-row>
        <table:table-row table:style-name="ro1">
          <table:table-cell office:value-type="float" office:value="-426.775859696" calcext:value-type="float">
            <text:p>-426.775859696</text:p>
          </table:table-cell>
          <table:table-cell office:value-type="float" office:value="-6093.50191813" calcext:value-type="float">
            <text:p>-6093.50191813</text:p>
          </table:table-cell>
          <table:table-cell table:number-columns-repeated="2"/>
        </table:table-row>
        <table:table-row table:style-name="ro1">
          <table:table-cell office:value-type="float" office:value="-504.418987271" calcext:value-type="float">
            <text:p>-504.418987271</text:p>
          </table:table-cell>
          <table:table-cell office:value-type="float" office:value="-232.223220789" calcext:value-type="float">
            <text:p>-232.223220789</text:p>
          </table:table-cell>
          <table:table-cell table:number-columns-repeated="2"/>
        </table:table-row>
        <table:table-row table:style-name="ro1">
          <table:table-cell office:value-type="float" office:value="-628.44902242" calcext:value-type="float">
            <text:p>-628.44902242</text:p>
          </table:table-cell>
          <table:table-cell office:value-type="float" office:value="-257.914316981" calcext:value-type="float">
            <text:p>-257.914316981</text:p>
          </table:table-cell>
          <table:table-cell table:number-columns-repeated="2"/>
        </table:table-row>
        <table:table-row table:style-name="ro1">
          <table:table-cell office:value-type="float" office:value="-396.383549392" calcext:value-type="float">
            <text:p>-396.383549392</text:p>
          </table:table-cell>
          <table:table-cell office:value-type="float" office:value="-5326.89292278" calcext:value-type="float">
            <text:p>-5326.89292278</text:p>
          </table:table-cell>
          <table:table-cell table:number-columns-repeated="2"/>
        </table:table-row>
        <table:table-row table:style-name="ro1">
          <table:table-cell office:value-type="float" office:value="-1626.48375941" calcext:value-type="float">
            <text:p>-1626.48375941</text:p>
          </table:table-cell>
          <table:table-cell office:value-type="float" office:value="-197.16484188" calcext:value-type="float">
            <text:p>-197.16484188</text:p>
          </table:table-cell>
          <table:table-cell table:number-columns-repeated="2"/>
        </table:table-row>
        <table:table-row table:style-name="ro1">
          <table:table-cell office:value-type="float" office:value="-936.407211847" calcext:value-type="float">
            <text:p>-936.407211847</text:p>
          </table:table-cell>
          <table:table-cell office:value-type="float" office:value="-1323.98755139" calcext:value-type="float">
            <text:p>-1323.98755139</text:p>
          </table:table-cell>
          <table:table-cell table:number-columns-repeated="2"/>
        </table:table-row>
        <table:table-row table:style-name="ro1">
          <table:table-cell office:value-type="float" office:value="-111.138264246" calcext:value-type="float">
            <text:p>-111.138264246</text:p>
          </table:table-cell>
          <table:table-cell office:value-type="float" office:value="-4428.346294" calcext:value-type="float">
            <text:p>-4428.346294</text:p>
          </table:table-cell>
          <table:table-cell table:number-columns-repeated="2"/>
        </table:table-row>
        <table:table-row table:style-name="ro1">
          <table:table-cell office:value-type="float" office:value="-200.194670883" calcext:value-type="float">
            <text:p>-200.194670883</text:p>
          </table:table-cell>
          <table:table-cell office:value-type="float" office:value="-660.655485281" calcext:value-type="float">
            <text:p>-660.655485281</text:p>
          </table:table-cell>
          <table:table-cell table:number-columns-repeated="2"/>
        </table:table-row>
        <table:table-row table:style-name="ro1">
          <table:table-cell office:value-type="float" office:value="-509.597148722" calcext:value-type="float">
            <text:p>-509.597148722</text:p>
          </table:table-cell>
          <table:table-cell office:value-type="float" office:value="-357.337231386" calcext:value-type="float">
            <text:p>-357.337231386</text:p>
          </table:table-cell>
          <table:table-cell table:number-columns-repeated="2"/>
        </table:table-row>
        <table:table-row table:style-name="ro1">
          <table:table-cell office:value-type="float" office:value="-5091.39706487" calcext:value-type="float">
            <text:p>-5091.39706487</text:p>
          </table:table-cell>
          <table:table-cell office:value-type="float" office:value="-5277.14953935" calcext:value-type="float">
            <text:p>-5277.14953935</text:p>
          </table:table-cell>
          <table:table-cell table:number-columns-repeated="2"/>
        </table:table-row>
        <table:table-row table:style-name="ro1">
          <table:table-cell office:value-type="float" office:value="-330.291527601" calcext:value-type="float">
            <text:p>-330.291527601</text:p>
          </table:table-cell>
          <table:table-cell office:value-type="float" office:value="-3754.18741903" calcext:value-type="float">
            <text:p>-3754.18741903</text:p>
          </table:table-cell>
          <table:table-cell table:number-columns-repeated="2"/>
        </table:table-row>
        <table:table-row table:style-name="ro1">
          <table:table-cell office:value-type="float" office:value="-258.177707133" calcext:value-type="float">
            <text:p>-258.177707133</text:p>
          </table:table-cell>
          <table:table-cell office:value-type="float" office:value="-160.181667258" calcext:value-type="float">
            <text:p>-160.181667258</text:p>
          </table:table-cell>
          <table:table-cell table:number-columns-repeated="2"/>
        </table:table-row>
        <table:table-row table:style-name="ro1">
          <table:table-cell office:value-type="float" office:value="-633.946792131" calcext:value-type="float">
            <text:p>-633.946792131</text:p>
          </table:table-cell>
          <table:table-cell office:value-type="float" office:value="-293.98305626" calcext:value-type="float">
            <text:p>-293.98305626</text:p>
          </table:table-cell>
          <table:table-cell table:number-columns-repeated="2"/>
        </table:table-row>
        <table:table-row table:style-name="ro1">
          <table:table-cell office:value-type="float" office:value="-1348.77024832" calcext:value-type="float">
            <text:p>-1348.77024832</text:p>
          </table:table-cell>
          <table:table-cell office:value-type="float" office:value="-233.639882769" calcext:value-type="float">
            <text:p>-233.639882769</text:p>
          </table:table-cell>
          <table:table-cell table:number-columns-repeated="2"/>
        </table:table-row>
        <table:table-row table:style-name="ro1">
          <table:table-cell office:value-type="float" office:value="-5463.8707952" calcext:value-type="float">
            <text:p>-5463.8707952</text:p>
          </table:table-cell>
          <table:table-cell office:value-type="float" office:value="-477.882375439" calcext:value-type="float">
            <text:p>-477.882375439</text:p>
          </table:table-cell>
          <table:table-cell table:number-columns-repeated="2"/>
        </table:table-row>
        <table:table-row table:style-name="ro1">
          <table:table-cell office:value-type="float" office:value="-420.181243671" calcext:value-type="float">
            <text:p>-420.181243671</text:p>
          </table:table-cell>
          <table:table-cell office:value-type="float" office:value="-172.750846208" calcext:value-type="float">
            <text:p>-172.750846208</text:p>
          </table:table-cell>
          <table:table-cell table:number-columns-repeated="2"/>
        </table:table-row>
        <table:table-row table:style-name="ro1">
          <table:table-cell office:value-type="float" office:value="-1782.63042025" calcext:value-type="float">
            <text:p>-1782.63042025</text:p>
          </table:table-cell>
          <table:table-cell office:value-type="float" office:value="-175.006884062" calcext:value-type="float">
            <text:p>-175.006884062</text:p>
          </table:table-cell>
          <table:table-cell table:number-columns-repeated="2"/>
        </table:table-row>
        <table:table-row table:style-name="ro1">
          <table:table-cell office:value-type="float" office:value="-357.410755092" calcext:value-type="float">
            <text:p>-357.410755092</text:p>
          </table:table-cell>
          <table:table-cell office:value-type="float" office:value="-5368.29029317" calcext:value-type="float">
            <text:p>-5368.29029317</text:p>
          </table:table-cell>
          <table:table-cell table:number-columns-repeated="2"/>
        </table:table-row>
        <table:table-row table:style-name="ro1">
          <table:table-cell office:value-type="float" office:value="-287.379089013" calcext:value-type="float">
            <text:p>-287.379089013</text:p>
          </table:table-cell>
          <table:table-cell office:value-type="float" office:value="-490.6476866" calcext:value-type="float">
            <text:p>-490.6476866</text:p>
          </table:table-cell>
          <table:table-cell table:number-columns-repeated="2"/>
        </table:table-row>
        <table:table-row table:style-name="ro1">
          <table:table-cell office:value-type="float" office:value="-161.974222761" calcext:value-type="float">
            <text:p>-161.974222761</text:p>
          </table:table-cell>
          <table:table-cell office:value-type="float" office:value="-5346.84536576" calcext:value-type="float">
            <text:p>-5346.84536576</text:p>
          </table:table-cell>
          <table:table-cell table:number-columns-repeated="2"/>
        </table:table-row>
        <table:table-row table:style-name="ro1">
          <table:table-cell office:value-type="float" office:value="-558.135982143" calcext:value-type="float">
            <text:p>-558.135982143</text:p>
          </table:table-cell>
          <table:table-cell office:value-type="float" office:value="-5502.73884798" calcext:value-type="float">
            <text:p>-5502.73884798</text:p>
          </table:table-cell>
          <table:table-cell table:number-columns-repeated="2"/>
        </table:table-row>
        <table:table-row table:style-name="ro1">
          <table:table-cell office:value-type="float" office:value="-434.093926408" calcext:value-type="float">
            <text:p>-434.093926408</text:p>
          </table:table-cell>
          <table:table-cell office:value-type="float" office:value="-700.643332707" calcext:value-type="float">
            <text:p>-700.643332707</text:p>
          </table:table-cell>
          <table:table-cell table:number-columns-repeated="2"/>
        </table:table-row>
        <table:table-row table:style-name="ro1">
          <table:table-cell office:value-type="float" office:value="-778.098984091" calcext:value-type="float">
            <text:p>-778.098984091</text:p>
          </table:table-cell>
          <table:table-cell office:value-type="float" office:value="-173.587966695" calcext:value-type="float">
            <text:p>-173.587966695</text:p>
          </table:table-cell>
          <table:table-cell table:number-columns-repeated="2"/>
        </table:table-row>
        <table:table-row table:style-name="ro1">
          <table:table-cell office:value-type="float" office:value="-167.689313836" calcext:value-type="float">
            <text:p>-167.689313836</text:p>
          </table:table-cell>
          <table:table-cell office:value-type="float" office:value="-142.925387279" calcext:value-type="float">
            <text:p>-142.925387279</text:p>
          </table:table-cell>
          <table:table-cell table:number-columns-repeated="2"/>
        </table:table-row>
        <table:table-row table:style-name="ro1">
          <table:table-cell office:value-type="float" office:value="-347.75301915" calcext:value-type="float">
            <text:p>-347.75301915</text:p>
          </table:table-cell>
          <table:table-cell office:value-type="float" office:value="-90.8286360413" calcext:value-type="float">
            <text:p>-90.8286360413</text:p>
          </table:table-cell>
          <table:table-cell table:number-columns-repeated="2"/>
        </table:table-row>
        <table:table-row table:style-name="ro1">
          <table:table-cell office:value-type="float" office:value="-169.127924686" calcext:value-type="float">
            <text:p>-169.127924686</text:p>
          </table:table-cell>
          <table:table-cell office:value-type="float" office:value="-1291.54087122" calcext:value-type="float">
            <text:p>-1291.54087122</text:p>
          </table:table-cell>
          <table:table-cell table:number-columns-repeated="2"/>
        </table:table-row>
        <table:table-row table:style-name="ro1">
          <table:table-cell office:value-type="float" office:value="-151.501372829" calcext:value-type="float">
            <text:p>-151.501372829</text:p>
          </table:table-cell>
          <table:table-cell office:value-type="float" office:value="-348.212506304" calcext:value-type="float">
            <text:p>-348.212506304</text:p>
          </table:table-cell>
          <table:table-cell table:number-columns-repeated="2"/>
        </table:table-row>
        <table:table-row table:style-name="ro1">
          <table:table-cell office:value-type="float" office:value="-236.681816446" calcext:value-type="float">
            <text:p>-236.681816446</text:p>
          </table:table-cell>
          <table:table-cell office:value-type="float" office:value="-374.208076198" calcext:value-type="float">
            <text:p>-374.208076198</text:p>
          </table:table-cell>
          <table:table-cell table:number-columns-repeated="2"/>
        </table:table-row>
        <table:table-row table:style-name="ro1">
          <table:table-cell office:value-type="float" office:value="-326.224168344" calcext:value-type="float">
            <text:p>-326.224168344</text:p>
          </table:table-cell>
          <table:table-cell office:value-type="float" office:value="-314.974447368" calcext:value-type="float">
            <text:p>-314.974447368</text:p>
          </table:table-cell>
          <table:table-cell table:number-columns-repeated="2"/>
        </table:table-row>
        <table:table-row table:style-name="ro1">
          <table:table-cell office:value-type="float" office:value="-329.41242683" calcext:value-type="float">
            <text:p>-329.41242683</text:p>
          </table:table-cell>
          <table:table-cell office:value-type="float" office:value="-583.043604827" calcext:value-type="float">
            <text:p>-583.043604827</text:p>
          </table:table-cell>
          <table:table-cell table:number-columns-repeated="2"/>
        </table:table-row>
        <table:table-row table:style-name="ro1">
          <table:table-cell office:value-type="float" office:value="-1332.61119313" calcext:value-type="float">
            <text:p>-1332.61119313</text:p>
          </table:table-cell>
          <table:table-cell office:value-type="float" office:value="-630.372040556" calcext:value-type="float">
            <text:p>-630.372040556</text:p>
          </table:table-cell>
          <table:table-cell table:number-columns-repeated="2"/>
        </table:table-row>
        <table:table-row table:style-name="ro1">
          <table:table-cell office:value-type="float" office:value="-274.407964255" calcext:value-type="float">
            <text:p>-274.407964255</text:p>
          </table:table-cell>
          <table:table-cell office:value-type="float" office:value="-5312.4494303" calcext:value-type="float">
            <text:p>-5312.4494303</text:p>
          </table:table-cell>
          <table:table-cell table:number-columns-repeated="2"/>
        </table:table-row>
        <table:table-row table:style-name="ro1">
          <table:table-cell office:value-type="float" office:value="-86.7403297538" calcext:value-type="float">
            <text:p>-86.7403297538</text:p>
          </table:table-cell>
          <table:table-cell office:value-type="float" office:value="-5438.66133477" calcext:value-type="float">
            <text:p>-5438.66133477</text:p>
          </table:table-cell>
          <table:table-cell table:number-columns-repeated="2"/>
        </table:table-row>
        <table:table-row table:style-name="ro1">
          <table:table-cell office:value-type="float" office:value="-5651.21513862" calcext:value-type="float">
            <text:p>-5651.21513862</text:p>
          </table:table-cell>
          <table:table-cell office:value-type="float" office:value="-131.17933006" calcext:value-type="float">
            <text:p>-131.17933006</text:p>
          </table:table-cell>
          <table:table-cell table:number-columns-repeated="2"/>
        </table:table-row>
        <table:table-row table:style-name="ro1">
          <table:table-cell office:value-type="float" office:value="-304.521019857" calcext:value-type="float">
            <text:p>-304.521019857</text:p>
          </table:table-cell>
          <table:table-cell office:value-type="float" office:value="-455.151747299" calcext:value-type="float">
            <text:p>-455.151747299</text:p>
          </table:table-cell>
          <table:table-cell table:number-columns-repeated="2"/>
        </table:table-row>
        <table:table-row table:style-name="ro1">
          <table:table-cell office:value-type="float" office:value="-216.235515822" calcext:value-type="float">
            <text:p>-216.235515822</text:p>
          </table:table-cell>
          <table:table-cell office:value-type="float" office:value="-538.215152346" calcext:value-type="float">
            <text:p>-538.215152346</text:p>
          </table:table-cell>
          <table:table-cell table:number-columns-repeated="2"/>
        </table:table-row>
        <table:table-row table:style-name="ro1">
          <table:table-cell office:value-type="float" office:value="-5370.76147622" calcext:value-type="float">
            <text:p>-5370.76147622</text:p>
          </table:table-cell>
          <table:table-cell office:value-type="float" office:value="-221.399753392" calcext:value-type="float">
            <text:p>-221.399753392</text:p>
          </table:table-cell>
          <table:table-cell table:number-columns-repeated="2"/>
        </table:table-row>
        <table:table-row table:style-name="ro1">
          <table:table-cell office:value-type="float" office:value="-6093.50191813" calcext:value-type="float">
            <text:p>-6093.50191813</text:p>
          </table:table-cell>
          <table:table-cell office:value-type="float" office:value="-140.96323095" calcext:value-type="float">
            <text:p>-140.96323095</text:p>
          </table:table-cell>
          <table:table-cell table:number-columns-repeated="2"/>
        </table:table-row>
        <table:table-row table:style-name="ro1">
          <table:table-cell office:value-type="float" office:value="-170.312231762" calcext:value-type="float">
            <text:p>-170.312231762</text:p>
          </table:table-cell>
          <table:table-cell office:value-type="float" office:value="-980.61605688" calcext:value-type="float">
            <text:p>-980.61605688</text:p>
          </table:table-cell>
          <table:table-cell table:number-columns-repeated="2"/>
        </table:table-row>
        <table:table-row table:style-name="ro1">
          <table:table-cell office:value-type="float" office:value="-213.406190678" calcext:value-type="float">
            <text:p>-213.406190678</text:p>
          </table:table-cell>
          <table:table-cell office:value-type="float" office:value="-397.627462618" calcext:value-type="float">
            <text:p>-397.627462618</text:p>
          </table:table-cell>
          <table:table-cell table:number-columns-repeated="2"/>
        </table:table-row>
        <table:table-row table:style-name="ro1">
          <table:table-cell office:value-type="float" office:value="-93.5999469627" calcext:value-type="float">
            <text:p>-93.5999469627</text:p>
          </table:table-cell>
          <table:table-cell office:value-type="float" office:value="-482.734275654" calcext:value-type="float">
            <text:p>-482.734275654</text:p>
          </table:table-cell>
          <table:table-cell table:number-columns-repeated="2"/>
        </table:table-row>
        <table:table-row table:style-name="ro1">
          <table:table-cell office:value-type="float" office:value="-777.636379825" calcext:value-type="float">
            <text:p>-777.636379825</text:p>
          </table:table-cell>
          <table:table-cell office:value-type="float" office:value="-4984.3252351" calcext:value-type="float">
            <text:p>-4984.3252351</text:p>
          </table:table-cell>
          <table:table-cell table:number-columns-repeated="2"/>
        </table:table-row>
        <table:table-row table:style-name="ro1">
          <table:table-cell office:value-type="float" office:value="-160.005565632" calcext:value-type="float">
            <text:p>-160.005565632</text:p>
          </table:table-cell>
          <table:table-cell office:value-type="float" office:value="-209.521337678" calcext:value-type="float">
            <text:p>-209.521337678</text:p>
          </table:table-cell>
          <table:table-cell table:number-columns-repeated="2"/>
        </table:table-row>
        <table:table-row table:style-name="ro1">
          <table:table-cell office:value-type="float" office:value="-279.247400338" calcext:value-type="float">
            <text:p>-279.247400338</text:p>
          </table:table-cell>
          <table:table-cell office:value-type="float" office:value="-1211.97435096" calcext:value-type="float">
            <text:p>-1211.97435096</text:p>
          </table:table-cell>
          <table:table-cell table:number-columns-repeated="2"/>
        </table:table-row>
        <table:table-row table:style-name="ro1">
          <table:table-cell office:value-type="float" office:value="-258.638601509" calcext:value-type="float">
            <text:p>-258.638601509</text:p>
          </table:table-cell>
          <table:table-cell office:value-type="float" office:value="-4649.12765395" calcext:value-type="float">
            <text:p>-4649.12765395</text:p>
          </table:table-cell>
          <table:table-cell table:number-columns-repeated="2"/>
        </table:table-row>
        <table:table-row table:style-name="ro1">
          <table:table-cell office:value-type="float" office:value="-195.626889863" calcext:value-type="float">
            <text:p>-195.626889863</text:p>
          </table:table-cell>
          <table:table-cell office:value-type="float" office:value="-166.914663208" calcext:value-type="float">
            <text:p>-166.914663208</text:p>
          </table:table-cell>
          <table:table-cell table:number-columns-repeated="2"/>
        </table:table-row>
        <table:table-row table:style-name="ro1">
          <table:table-cell office:value-type="float" office:value="-499.865583351" calcext:value-type="float">
            <text:p>-499.865583351</text:p>
          </table:table-cell>
          <table:table-cell office:value-type="float" office:value="-5475.42960454" calcext:value-type="float">
            <text:p>-5475.42960454</text:p>
          </table:table-cell>
          <table:table-cell table:number-columns-repeated="2"/>
        </table:table-row>
        <table:table-row table:style-name="ro1">
          <table:table-cell office:value-type="float" office:value="-232.223220789" calcext:value-type="float">
            <text:p>-232.223220789</text:p>
          </table:table-cell>
          <table:table-cell office:value-type="float" office:value="-4908.43879223" calcext:value-type="float">
            <text:p>-4908.43879223</text:p>
          </table:table-cell>
          <table:table-cell table:number-columns-repeated="2"/>
        </table:table-row>
        <table:table-row table:style-name="ro1">
          <table:table-cell office:value-type="float" office:value="-363.295393087" calcext:value-type="float">
            <text:p>-363.295393087</text:p>
          </table:table-cell>
          <table:table-cell office:value-type="float" office:value="-194.85404361" calcext:value-type="float">
            <text:p>-194.85404361</text:p>
          </table:table-cell>
          <table:table-cell table:number-columns-repeated="2"/>
        </table:table-row>
        <table:table-row table:style-name="ro1">
          <table:table-cell office:value-type="float" office:value="-282.266972626" calcext:value-type="float">
            <text:p>-282.266972626</text:p>
          </table:table-cell>
          <table:table-cell office:value-type="float" office:value="-140.673789799" calcext:value-type="float">
            <text:p>-140.673789799</text:p>
          </table:table-cell>
          <table:table-cell table:number-columns-repeated="2"/>
        </table:table-row>
        <table:table-row table:style-name="ro1">
          <table:table-cell office:value-type="float" office:value="-525.112616487" calcext:value-type="float">
            <text:p>-525.112616487</text:p>
          </table:table-cell>
          <table:table-cell office:value-type="float" office:value="-524.169714844" calcext:value-type="float">
            <text:p>-524.169714844</text:p>
          </table:table-cell>
          <table:table-cell table:number-columns-repeated="2"/>
        </table:table-row>
        <table:table-row table:style-name="ro1">
          <table:table-cell office:value-type="float" office:value="-85.4518099737" calcext:value-type="float">
            <text:p>-85.4518099737</text:p>
          </table:table-cell>
          <table:table-cell office:value-type="float" office:value="-415.407324247" calcext:value-type="float">
            <text:p>-415.407324247</text:p>
          </table:table-cell>
          <table:table-cell table:number-columns-repeated="2"/>
        </table:table-row>
        <table:table-row table:style-name="ro1">
          <table:table-cell office:value-type="float" office:value="-5122.39870211" calcext:value-type="float">
            <text:p>-5122.39870211</text:p>
          </table:table-cell>
          <table:table-cell office:value-type="float" office:value="-6027.11761522" calcext:value-type="float">
            <text:p>-6027.11761522</text:p>
          </table:table-cell>
          <table:table-cell table:number-columns-repeated="2"/>
        </table:table-row>
        <table:table-row table:style-name="ro1">
          <table:table-cell office:value-type="float" office:value="-213.279087473" calcext:value-type="float">
            <text:p>-213.279087473</text:p>
          </table:table-cell>
          <table:table-cell office:value-type="float" office:value="-381.157557754" calcext:value-type="float">
            <text:p>-381.157557754</text:p>
          </table:table-cell>
          <table:table-cell table:number-columns-repeated="2"/>
        </table:table-row>
        <table:table-row table:style-name="ro1">
          <table:table-cell office:value-type="float" office:value="-1084.05246422" calcext:value-type="float">
            <text:p>-1084.05246422</text:p>
          </table:table-cell>
          <table:table-cell office:value-type="float" office:value="-5272.43831843" calcext:value-type="float">
            <text:p>-5272.43831843</text:p>
          </table:table-cell>
          <table:table-cell table:number-columns-repeated="2"/>
        </table:table-row>
        <table:table-row table:style-name="ro1">
          <table:table-cell office:value-type="float" office:value="-3006.33733314" calcext:value-type="float">
            <text:p>-3006.33733314</text:p>
          </table:table-cell>
          <table:table-cell office:value-type="float" office:value="-146.191213829" calcext:value-type="float">
            <text:p>-146.191213829</text:p>
          </table:table-cell>
          <table:table-cell table:number-columns-repeated="2"/>
        </table:table-row>
        <table:table-row table:style-name="ro1">
          <table:table-cell office:value-type="float" office:value="-195.659497981" calcext:value-type="float">
            <text:p>-195.659497981</text:p>
          </table:table-cell>
          <table:table-cell office:value-type="float" office:value="-5585.48465901" calcext:value-type="float">
            <text:p>-5585.48465901</text:p>
          </table:table-cell>
          <table:table-cell table:number-columns-repeated="2"/>
        </table:table-row>
        <table:table-row table:style-name="ro1">
          <table:table-cell office:value-type="float" office:value="-257.914316981" calcext:value-type="float">
            <text:p>-257.914316981</text:p>
          </table:table-cell>
          <table:table-cell office:value-type="float" office:value="-236.144835442" calcext:value-type="float">
            <text:p>-236.144835442</text:p>
          </table:table-cell>
          <table:table-cell table:number-columns-repeated="2"/>
        </table:table-row>
        <table:table-row table:style-name="ro1">
          <table:table-cell office:value-type="float" office:value="-63.6151473004" calcext:value-type="float">
            <text:p>-63.6151473004</text:p>
          </table:table-cell>
          <table:table-cell office:value-type="float" office:value="-366.905823467" calcext:value-type="float">
            <text:p>-366.905823467</text:p>
          </table:table-cell>
          <table:table-cell table:number-columns-repeated="2"/>
        </table:table-row>
        <table:table-row table:style-name="ro1">
          <table:table-cell office:value-type="float" office:value="-326.584832693" calcext:value-type="float">
            <text:p>-326.584832693</text:p>
          </table:table-cell>
          <table:table-cell office:value-type="float" office:value="-358.412761716" calcext:value-type="float">
            <text:p>-358.412761716</text:p>
          </table:table-cell>
          <table:table-cell table:number-columns-repeated="2"/>
        </table:table-row>
        <table:table-row table:style-name="ro1">
          <table:table-cell office:value-type="float" office:value="-182.087046157" calcext:value-type="float">
            <text:p>-182.087046157</text:p>
          </table:table-cell>
          <table:table-cell office:value-type="float" office:value="-117.194142944" calcext:value-type="float">
            <text:p>-117.194142944</text:p>
          </table:table-cell>
          <table:table-cell table:number-columns-repeated="2"/>
        </table:table-row>
        <table:table-row table:style-name="ro1">
          <table:table-cell office:value-type="float" office:value="-136.46275476" calcext:value-type="float">
            <text:p>-136.46275476</text:p>
          </table:table-cell>
          <table:table-cell office:value-type="float" office:value="-164.73423067" calcext:value-type="float">
            <text:p>-164.73423067</text:p>
          </table:table-cell>
          <table:table-cell table:number-columns-repeated="2"/>
        </table:table-row>
        <table:table-row table:style-name="ro1">
          <table:table-cell office:value-type="float" office:value="-296.528017808" calcext:value-type="float">
            <text:p>-296.528017808</text:p>
          </table:table-cell>
          <table:table-cell office:value-type="float" office:value="-251.738982696" calcext:value-type="float">
            <text:p>-251.738982696</text:p>
          </table:table-cell>
          <table:table-cell table:number-columns-repeated="2"/>
        </table:table-row>
        <table:table-row table:style-name="ro1">
          <table:table-cell office:value-type="float" office:value="-4587.52681145" calcext:value-type="float">
            <text:p>-4587.52681145</text:p>
          </table:table-cell>
          <table:table-cell table:number-columns-repeated="3"/>
        </table:table-row>
        <table:table-row table:style-name="ro1">
          <table:table-cell office:value-type="float" office:value="-180.907654002" calcext:value-type="float">
            <text:p>-180.907654002</text:p>
          </table:table-cell>
          <table:table-cell table:number-columns-repeated="3"/>
        </table:table-row>
        <table:table-row table:style-name="ro1">
          <table:table-cell office:value-type="float" office:value="-446.528070412" calcext:value-type="float">
            <text:p>-446.528070412</text:p>
          </table:table-cell>
          <table:table-cell table:number-columns-repeated="3"/>
        </table:table-row>
        <table:table-row table:style-name="ro1">
          <table:table-cell office:value-type="float" office:value="-250.640559389" calcext:value-type="float">
            <text:p>-250.640559389</text:p>
          </table:table-cell>
          <table:table-cell table:number-columns-repeated="3"/>
        </table:table-row>
        <table:table-row table:style-name="ro1">
          <table:table-cell office:value-type="float" office:value="-5326.89292278" calcext:value-type="float">
            <text:p>-5326.89292278</text:p>
          </table:table-cell>
          <table:table-cell table:number-columns-repeated="3"/>
        </table:table-row>
        <table:table-row table:style-name="ro1">
          <table:table-cell office:value-type="float" office:value="-5571.49762491" calcext:value-type="float">
            <text:p>-5571.49762491</text:p>
          </table:table-cell>
          <table:table-cell table:number-columns-repeated="3"/>
        </table:table-row>
        <table:table-row table:style-name="ro1">
          <table:table-cell office:value-type="float" office:value="-72.7256727259" calcext:value-type="float">
            <text:p>-72.7256727259</text:p>
          </table:table-cell>
          <table:table-cell table:number-columns-repeated="3"/>
        </table:table-row>
        <table:table-row table:style-name="ro1">
          <table:table-cell office:value-type="float" office:value="-406.39759133" calcext:value-type="float">
            <text:p>-406.39759133</text:p>
          </table:table-cell>
          <table:table-cell table:number-columns-repeated="3"/>
        </table:table-row>
        <table:table-row table:style-name="ro1">
          <table:table-cell office:value-type="float" office:value="-157.560506876" calcext:value-type="float">
            <text:p>-157.560506876</text:p>
          </table:table-cell>
          <table:table-cell table:number-columns-repeated="3"/>
        </table:table-row>
        <table:table-row table:style-name="ro1">
          <table:table-cell office:value-type="float" office:value="-210.957110919" calcext:value-type="float">
            <text:p>-210.957110919</text:p>
          </table:table-cell>
          <table:table-cell table:number-columns-repeated="3"/>
        </table:table-row>
        <table:table-row table:style-name="ro1">
          <table:table-cell office:value-type="float" office:value="-448.499547247" calcext:value-type="float">
            <text:p>-448.499547247</text:p>
          </table:table-cell>
          <table:table-cell table:number-columns-repeated="3"/>
        </table:table-row>
        <table:table-row table:style-name="ro1">
          <table:table-cell office:value-type="float" office:value="-639.318762213" calcext:value-type="float">
            <text:p>-639.318762213</text:p>
          </table:table-cell>
          <table:table-cell table:number-columns-repeated="3"/>
        </table:table-row>
        <table:table-row table:style-name="ro1">
          <table:table-cell office:value-type="float" office:value="-160.588179595" calcext:value-type="float">
            <text:p>-160.588179595</text:p>
          </table:table-cell>
          <table:table-cell table:number-columns-repeated="3"/>
        </table:table-row>
        <table:table-row table:style-name="ro1">
          <table:table-cell office:value-type="float" office:value="-577.351485421" calcext:value-type="float">
            <text:p>-577.351485421</text:p>
          </table:table-cell>
          <table:table-cell table:number-columns-repeated="3"/>
        </table:table-row>
        <table:table-row table:style-name="ro1">
          <table:table-cell office:value-type="float" office:value="-197.16484188" calcext:value-type="float">
            <text:p>-197.16484188</text:p>
          </table:table-cell>
          <table:table-cell table:number-columns-repeated="3"/>
        </table:table-row>
        <table:table-row table:style-name="ro1">
          <table:table-cell office:value-type="float" office:value="-417.390879737" calcext:value-type="float">
            <text:p>-417.390879737</text:p>
          </table:table-cell>
          <table:table-cell table:number-columns-repeated="3"/>
        </table:table-row>
        <table:table-row table:style-name="ro1">
          <table:table-cell office:value-type="float" office:value="-259.493078671" calcext:value-type="float">
            <text:p>-259.493078671</text:p>
          </table:table-cell>
          <table:table-cell table:number-columns-repeated="3"/>
        </table:table-row>
        <table:table-row table:style-name="ro1">
          <table:table-cell office:value-type="float" office:value="-5596.17681813" calcext:value-type="float">
            <text:p>-5596.17681813</text:p>
          </table:table-cell>
          <table:table-cell table:number-columns-repeated="3"/>
        </table:table-row>
        <table:table-row table:style-name="ro1">
          <table:table-cell office:value-type="float" office:value="-232.922060646" calcext:value-type="float">
            <text:p>-232.922060646</text:p>
          </table:table-cell>
          <table:table-cell table:number-columns-repeated="3"/>
        </table:table-row>
        <table:table-row table:style-name="ro1">
          <table:table-cell office:value-type="float" office:value="-3989.96445649" calcext:value-type="float">
            <text:p>-3989.96445649</text:p>
          </table:table-cell>
          <table:table-cell table:number-columns-repeated="3"/>
        </table:table-row>
        <table:table-row table:style-name="ro1">
          <table:table-cell office:value-type="float" office:value="-4909.06855276" calcext:value-type="float">
            <text:p>-4909.06855276</text:p>
          </table:table-cell>
          <table:table-cell table:number-columns-repeated="3"/>
        </table:table-row>
        <table:table-row table:style-name="ro1">
          <table:table-cell office:value-type="float" office:value="-122.340871826" calcext:value-type="float">
            <text:p>-122.340871826</text:p>
          </table:table-cell>
          <table:table-cell table:number-columns-repeated="3"/>
        </table:table-row>
        <table:table-row table:style-name="ro1">
          <table:table-cell office:value-type="float" office:value="-586.25215748" calcext:value-type="float">
            <text:p>-586.25215748</text:p>
          </table:table-cell>
          <table:table-cell table:number-columns-repeated="3"/>
        </table:table-row>
        <table:table-row table:style-name="ro1">
          <table:table-cell office:value-type="float" office:value="-2211.08084445" calcext:value-type="float">
            <text:p>-2211.08084445</text:p>
          </table:table-cell>
          <table:table-cell table:number-columns-repeated="3"/>
        </table:table-row>
        <table:table-row table:style-name="ro1">
          <table:table-cell office:value-type="float" office:value="-1323.98755139" calcext:value-type="float">
            <text:p>-1323.98755139</text:p>
          </table:table-cell>
          <table:table-cell table:number-columns-repeated="3"/>
        </table:table-row>
        <table:table-row table:style-name="ro1">
          <table:table-cell office:value-type="float" office:value="-199.06008652" calcext:value-type="float">
            <text:p>-199.06008652</text:p>
          </table:table-cell>
          <table:table-cell table:number-columns-repeated="3"/>
        </table:table-row>
        <table:table-row table:style-name="ro1">
          <table:table-cell office:value-type="float" office:value="-176.26456556" calcext:value-type="float">
            <text:p>-176.26456556</text:p>
          </table:table-cell>
          <table:table-cell table:number-columns-repeated="3"/>
        </table:table-row>
        <table:table-row table:style-name="ro1">
          <table:table-cell office:value-type="float" office:value="-160.470287287" calcext:value-type="float">
            <text:p>-160.470287287</text:p>
          </table:table-cell>
          <table:table-cell table:number-columns-repeated="3"/>
        </table:table-row>
        <table:table-row table:style-name="ro1">
          <table:table-cell office:value-type="float" office:value="-308.301196084" calcext:value-type="float">
            <text:p>-308.301196084</text:p>
          </table:table-cell>
          <table:table-cell table:number-columns-repeated="3"/>
        </table:table-row>
        <table:table-row table:style-name="ro1">
          <table:table-cell office:value-type="float" office:value="-399.927229155" calcext:value-type="float">
            <text:p>-399.927229155</text:p>
          </table:table-cell>
          <table:table-cell table:number-columns-repeated="3"/>
        </table:table-row>
        <table:table-row table:style-name="ro1">
          <table:table-cell office:value-type="float" office:value="-127.915451166" calcext:value-type="float">
            <text:p>-127.915451166</text:p>
          </table:table-cell>
          <table:table-cell table:number-columns-repeated="3"/>
        </table:table-row>
        <table:table-row table:style-name="ro1">
          <table:table-cell office:value-type="float" office:value="-580.53991826" calcext:value-type="float">
            <text:p>-580.53991826</text:p>
          </table:table-cell>
          <table:table-cell table:number-columns-repeated="3"/>
        </table:table-row>
        <table:table-row table:style-name="ro1">
          <table:table-cell office:value-type="float" office:value="-660.705509866" calcext:value-type="float">
            <text:p>-660.705509866</text:p>
          </table:table-cell>
          <table:table-cell table:number-columns-repeated="3"/>
        </table:table-row>
        <table:table-row table:style-name="ro1">
          <table:table-cell office:value-type="float" office:value="-174.541413407" calcext:value-type="float">
            <text:p>-174.541413407</text:p>
          </table:table-cell>
          <table:table-cell table:number-columns-repeated="3"/>
        </table:table-row>
        <table:table-row table:style-name="ro1">
          <table:table-cell office:value-type="float" office:value="-4428.346294" calcext:value-type="float">
            <text:p>-4428.346294</text:p>
          </table:table-cell>
          <table:table-cell table:number-columns-repeated="3"/>
        </table:table-row>
        <table:table-row table:style-name="ro1">
          <table:table-cell office:value-type="float" office:value="-5923.93637032" calcext:value-type="float">
            <text:p>-5923.93637032</text:p>
          </table:table-cell>
          <table:table-cell table:number-columns-repeated="3"/>
        </table:table-row>
        <table:table-row table:style-name="ro1">
          <table:table-cell office:value-type="float" office:value="-705.28960848" calcext:value-type="float">
            <text:p>-705.28960848</text:p>
          </table:table-cell>
          <table:table-cell table:number-columns-repeated="3"/>
        </table:table-row>
        <table:table-row table:style-name="ro1">
          <table:table-cell office:value-type="float" office:value="-1314.08301198" calcext:value-type="float">
            <text:p>-1314.08301198</text:p>
          </table:table-cell>
          <table:table-cell table:number-columns-repeated="3"/>
        </table:table-row>
        <table:table-row table:style-name="ro1">
          <table:table-cell office:value-type="float" office:value="-107.929029439" calcext:value-type="float">
            <text:p>-107.929029439</text:p>
          </table:table-cell>
          <table:table-cell table:number-columns-repeated="3"/>
        </table:table-row>
        <table:table-row table:style-name="ro1">
          <table:table-cell office:value-type="float" office:value="-5283.74543977" calcext:value-type="float">
            <text:p>-5283.74543977</text:p>
          </table:table-cell>
          <table:table-cell table:number-columns-repeated="3"/>
        </table:table-row>
        <table:table-row table:style-name="ro1">
          <table:table-cell office:value-type="float" office:value="-304.385584799" calcext:value-type="float">
            <text:p>-304.385584799</text:p>
          </table:table-cell>
          <table:table-cell table:number-columns-repeated="3"/>
        </table:table-row>
        <table:table-row table:style-name="ro1">
          <table:table-cell office:value-type="float" office:value="-623.03092155" calcext:value-type="float">
            <text:p>-623.03092155</text:p>
          </table:table-cell>
          <table:table-cell table:number-columns-repeated="3"/>
        </table:table-row>
        <table:table-row table:style-name="ro1">
          <table:table-cell office:value-type="float" office:value="-134.683870534" calcext:value-type="float">
            <text:p>-134.683870534</text:p>
          </table:table-cell>
          <table:table-cell table:number-columns-repeated="3"/>
        </table:table-row>
        <table:table-row table:style-name="ro1">
          <table:table-cell office:value-type="float" office:value="-269.331719232" calcext:value-type="float">
            <text:p>-269.331719232</text:p>
          </table:table-cell>
          <table:table-cell table:number-columns-repeated="3"/>
        </table:table-row>
        <table:table-row table:style-name="ro1">
          <table:table-cell office:value-type="float" office:value="-660.655485281" calcext:value-type="float">
            <text:p>-660.655485281</text:p>
          </table:table-cell>
          <table:table-cell table:number-columns-repeated="3"/>
        </table:table-row>
        <table:table-row table:style-name="ro1">
          <table:table-cell office:value-type="float" office:value="-449.176828762" calcext:value-type="float">
            <text:p>-449.176828762</text:p>
          </table:table-cell>
          <table:table-cell table:number-columns-repeated="3"/>
        </table:table-row>
        <table:table-row table:style-name="ro1">
          <table:table-cell office:value-type="float" office:value="-285.179965147" calcext:value-type="float">
            <text:p>-285.179965147</text:p>
          </table:table-cell>
          <table:table-cell table:number-columns-repeated="3"/>
        </table:table-row>
        <table:table-row table:style-name="ro1">
          <table:table-cell office:value-type="float" office:value="-672.624495196" calcext:value-type="float">
            <text:p>-672.624495196</text:p>
          </table:table-cell>
          <table:table-cell table:number-columns-repeated="3"/>
        </table:table-row>
        <table:table-row table:style-name="ro1">
          <table:table-cell office:value-type="float" office:value="-1534.69390543" calcext:value-type="float">
            <text:p>-1534.69390543</text:p>
          </table:table-cell>
          <table:table-cell table:number-columns-repeated="3"/>
        </table:table-row>
        <table:table-row table:style-name="ro1">
          <table:table-cell office:value-type="float" office:value="-5099.1167957" calcext:value-type="float">
            <text:p>-5099.1167957</text:p>
          </table:table-cell>
          <table:table-cell table:number-columns-repeated="3"/>
        </table:table-row>
        <table:table-row table:style-name="ro1">
          <table:table-cell office:value-type="float" office:value="-225.486029419" calcext:value-type="float">
            <text:p>-225.486029419</text:p>
          </table:table-cell>
          <table:table-cell table:number-columns-repeated="3"/>
        </table:table-row>
        <table:table-row table:style-name="ro1">
          <table:table-cell office:value-type="float" office:value="-1235.97700431" calcext:value-type="float">
            <text:p>-1235.97700431</text:p>
          </table:table-cell>
          <table:table-cell table:number-columns-repeated="3"/>
        </table:table-row>
        <table:table-row table:style-name="ro1">
          <table:table-cell office:value-type="float" office:value="-382.150038005" calcext:value-type="float">
            <text:p>-382.150038005</text:p>
          </table:table-cell>
          <table:table-cell table:number-columns-repeated="3"/>
        </table:table-row>
        <table:table-row table:style-name="ro1">
          <table:table-cell office:value-type="float" office:value="-4419.70903997" calcext:value-type="float">
            <text:p>-4419.70903997</text:p>
          </table:table-cell>
          <table:table-cell table:number-columns-repeated="3"/>
        </table:table-row>
        <table:table-row table:style-name="ro1">
          <table:table-cell office:value-type="float" office:value="-357.337231386" calcext:value-type="float">
            <text:p>-357.337231386</text:p>
          </table:table-cell>
          <table:table-cell table:number-columns-repeated="3"/>
        </table:table-row>
        <table:table-row table:style-name="ro1">
          <table:table-cell office:value-type="float" office:value="-4066.76336674" calcext:value-type="float">
            <text:p>-4066.76336674</text:p>
          </table:table-cell>
          <table:table-cell table:number-columns-repeated="3"/>
        </table:table-row>
        <table:table-row table:style-name="ro1">
          <table:table-cell office:value-type="float" office:value="-4814.29932496" calcext:value-type="float">
            <text:p>-4814.29932496</text:p>
          </table:table-cell>
          <table:table-cell table:number-columns-repeated="3"/>
        </table:table-row>
        <table:table-row table:style-name="ro1">
          <table:table-cell office:value-type="float" office:value="-184.610890018" calcext:value-type="float">
            <text:p>-184.610890018</text:p>
          </table:table-cell>
          <table:table-cell table:number-columns-repeated="3"/>
        </table:table-row>
        <table:table-row table:style-name="ro1">
          <table:table-cell office:value-type="float" office:value="-5267.79641339" calcext:value-type="float">
            <text:p>-5267.79641339</text:p>
          </table:table-cell>
          <table:table-cell table:number-columns-repeated="3"/>
        </table:table-row>
        <table:table-row table:style-name="ro1">
          <table:table-cell office:value-type="float" office:value="-590.563943649" calcext:value-type="float">
            <text:p>-590.563943649</text:p>
          </table:table-cell>
          <table:table-cell table:number-columns-repeated="3"/>
        </table:table-row>
        <table:table-row table:style-name="ro1">
          <table:table-cell office:value-type="float" office:value="-654.933260893" calcext:value-type="float">
            <text:p>-654.933260893</text:p>
          </table:table-cell>
          <table:table-cell table:number-columns-repeated="3"/>
        </table:table-row>
        <table:table-row table:style-name="ro1">
          <table:table-cell office:value-type="float" office:value="-363.064891996" calcext:value-type="float">
            <text:p>-363.064891996</text:p>
          </table:table-cell>
          <table:table-cell table:number-columns-repeated="3"/>
        </table:table-row>
        <table:table-row table:style-name="ro1">
          <table:table-cell office:value-type="float" office:value="-214.223538109" calcext:value-type="float">
            <text:p>-214.223538109</text:p>
          </table:table-cell>
          <table:table-cell table:number-columns-repeated="3"/>
        </table:table-row>
        <table:table-row table:style-name="ro1">
          <table:table-cell office:value-type="float" office:value="-5003.99625268" calcext:value-type="float">
            <text:p>-5003.99625268</text:p>
          </table:table-cell>
          <table:table-cell table:number-columns-repeated="3"/>
        </table:table-row>
        <table:table-row table:style-name="ro1">
          <table:table-cell office:value-type="float" office:value="-5277.14953935" calcext:value-type="float">
            <text:p>-5277.14953935</text:p>
          </table:table-cell>
          <table:table-cell table:number-columns-repeated="3"/>
        </table:table-row>
        <table:table-row table:style-name="ro1">
          <table:table-cell office:value-type="float" office:value="-295.95351228" calcext:value-type="float">
            <text:p>-295.95351228</text:p>
          </table:table-cell>
          <table:table-cell table:number-columns-repeated="3"/>
        </table:table-row>
        <table:table-row table:style-name="ro1">
          <table:table-cell office:value-type="float" office:value="-354.842163847" calcext:value-type="float">
            <text:p>-354.842163847</text:p>
          </table:table-cell>
          <table:table-cell table:number-columns-repeated="3"/>
        </table:table-row>
        <table:table-row table:style-name="ro1">
          <table:table-cell office:value-type="float" office:value="-245.961333668" calcext:value-type="float">
            <text:p>-245.961333668</text:p>
          </table:table-cell>
          <table:table-cell table:number-columns-repeated="3"/>
        </table:table-row>
        <table:table-row table:style-name="ro1">
          <table:table-cell office:value-type="float" office:value="-353.130475289" calcext:value-type="float">
            <text:p>-353.130475289</text:p>
          </table:table-cell>
          <table:table-cell table:number-columns-repeated="3"/>
        </table:table-row>
        <table:table-row table:style-name="ro1">
          <table:table-cell office:value-type="float" office:value="-1079.14357527" calcext:value-type="float">
            <text:p>-1079.14357527</text:p>
          </table:table-cell>
          <table:table-cell table:number-columns-repeated="3"/>
        </table:table-row>
        <table:table-row table:style-name="ro1">
          <table:table-cell office:value-type="float" office:value="-858.135953181" calcext:value-type="float">
            <text:p>-858.135953181</text:p>
          </table:table-cell>
          <table:table-cell table:number-columns-repeated="3"/>
        </table:table-row>
        <table:table-row table:style-name="ro1">
          <table:table-cell office:value-type="float" office:value="-368.581992892" calcext:value-type="float">
            <text:p>-368.581992892</text:p>
          </table:table-cell>
          <table:table-cell table:number-columns-repeated="3"/>
        </table:table-row>
        <table:table-row table:style-name="ro1">
          <table:table-cell office:value-type="float" office:value="-335.006729011" calcext:value-type="float">
            <text:p>-335.006729011</text:p>
          </table:table-cell>
          <table:table-cell table:number-columns-repeated="3"/>
        </table:table-row>
        <table:table-row table:style-name="ro1">
          <table:table-cell office:value-type="float" office:value="-558.49915263" calcext:value-type="float">
            <text:p>-558.49915263</text:p>
          </table:table-cell>
          <table:table-cell table:number-columns-repeated="3"/>
        </table:table-row>
        <table:table-row table:style-name="ro1">
          <table:table-cell office:value-type="float" office:value="-3754.18741903" calcext:value-type="float">
            <text:p>-3754.18741903</text:p>
          </table:table-cell>
          <table:table-cell table:number-columns-repeated="3"/>
        </table:table-row>
        <table:table-row table:style-name="ro1">
          <table:table-cell office:value-type="float" office:value="-275.787188837" calcext:value-type="float">
            <text:p>-275.787188837</text:p>
          </table:table-cell>
          <table:table-cell table:number-columns-repeated="3"/>
        </table:table-row>
        <table:table-row table:style-name="ro1">
          <table:table-cell office:value-type="float" office:value="-1147.7940505" calcext:value-type="float">
            <text:p>-1147.7940505</text:p>
          </table:table-cell>
          <table:table-cell table:number-columns-repeated="3"/>
        </table:table-row>
        <table:table-row table:style-name="ro1">
          <table:table-cell office:value-type="float" office:value="-543.264383428" calcext:value-type="float">
            <text:p>-543.264383428</text:p>
          </table:table-cell>
          <table:table-cell table:number-columns-repeated="3"/>
        </table:table-row>
        <table:table-row table:style-name="ro1">
          <table:table-cell office:value-type="float" office:value="-470.438409792" calcext:value-type="float">
            <text:p>-470.438409792</text:p>
          </table:table-cell>
          <table:table-cell table:number-columns-repeated="3"/>
        </table:table-row>
        <table:table-row table:style-name="ro1">
          <table:table-cell office:value-type="float" office:value="-288.284732057" calcext:value-type="float">
            <text:p>-288.284732057</text:p>
          </table:table-cell>
          <table:table-cell table:number-columns-repeated="3"/>
        </table:table-row>
        <table:table-row table:style-name="ro1">
          <table:table-cell office:value-type="float" office:value="-789.141854051" calcext:value-type="float">
            <text:p>-789.141854051</text:p>
          </table:table-cell>
          <table:table-cell table:number-columns-repeated="3"/>
        </table:table-row>
        <table:table-row table:style-name="ro1">
          <table:table-cell office:value-type="float" office:value="-6116.86384709" calcext:value-type="float">
            <text:p>-6116.86384709</text:p>
          </table:table-cell>
          <table:table-cell table:number-columns-repeated="3"/>
        </table:table-row>
        <table:table-row table:style-name="ro1">
          <table:table-cell office:value-type="float" office:value="-520.752915019" calcext:value-type="float">
            <text:p>-520.752915019</text:p>
          </table:table-cell>
          <table:table-cell table:number-columns-repeated="3"/>
        </table:table-row>
        <table:table-row table:style-name="ro1">
          <table:table-cell office:value-type="float" office:value="-529.835356061" calcext:value-type="float">
            <text:p>-529.835356061</text:p>
          </table:table-cell>
          <table:table-cell table:number-columns-repeated="3"/>
        </table:table-row>
        <table:table-row table:style-name="ro1">
          <table:table-cell office:value-type="float" office:value="-160.181667258" calcext:value-type="float">
            <text:p>-160.181667258</text:p>
          </table:table-cell>
          <table:table-cell table:number-columns-repeated="3"/>
        </table:table-row>
        <table:table-row table:style-name="ro1">
          <table:table-cell office:value-type="float" office:value="-1075.31697783" calcext:value-type="float">
            <text:p>-1075.31697783</text:p>
          </table:table-cell>
          <table:table-cell table:number-columns-repeated="3"/>
        </table:table-row>
        <table:table-row table:style-name="ro1">
          <table:table-cell office:value-type="float" office:value="-474.640106587" calcext:value-type="float">
            <text:p>-474.640106587</text:p>
          </table:table-cell>
          <table:table-cell table:number-columns-repeated="3"/>
        </table:table-row>
        <table:table-row table:style-name="ro1">
          <table:table-cell office:value-type="float" office:value="-280.7164274" calcext:value-type="float">
            <text:p>-280.7164274</text:p>
          </table:table-cell>
          <table:table-cell table:number-columns-repeated="3"/>
        </table:table-row>
        <table:table-row table:style-name="ro1">
          <table:table-cell office:value-type="float" office:value="-5117.95210719" calcext:value-type="float">
            <text:p>-5117.95210719</text:p>
          </table:table-cell>
          <table:table-cell table:number-columns-repeated="3"/>
        </table:table-row>
        <table:table-row table:style-name="ro1">
          <table:table-cell office:value-type="float" office:value="-6092.55263958" calcext:value-type="float">
            <text:p>-6092.55263958</text:p>
          </table:table-cell>
          <table:table-cell table:number-columns-repeated="3"/>
        </table:table-row>
        <table:table-row table:style-name="ro1">
          <table:table-cell office:value-type="float" office:value="-234.893299073" calcext:value-type="float">
            <text:p>-234.893299073</text:p>
          </table:table-cell>
          <table:table-cell table:number-columns-repeated="3"/>
        </table:table-row>
        <table:table-row table:style-name="ro1">
          <table:table-cell office:value-type="float" office:value="-5775.30315279" calcext:value-type="float">
            <text:p>-5775.30315279</text:p>
          </table:table-cell>
          <table:table-cell table:number-columns-repeated="3"/>
        </table:table-row>
        <table:table-row table:style-name="ro1">
          <table:table-cell office:value-type="float" office:value="-5364.45692131" calcext:value-type="float">
            <text:p>-5364.45692131</text:p>
          </table:table-cell>
          <table:table-cell table:number-columns-repeated="3"/>
        </table:table-row>
        <table:table-row table:style-name="ro1">
          <table:table-cell office:value-type="float" office:value="-204.412698079" calcext:value-type="float">
            <text:p>-204.412698079</text:p>
          </table:table-cell>
          <table:table-cell table:number-columns-repeated="3"/>
        </table:table-row>
        <table:table-row table:style-name="ro1">
          <table:table-cell office:value-type="float" office:value="-293.98305626" calcext:value-type="float">
            <text:p>-293.98305626</text:p>
          </table:table-cell>
          <table:table-cell table:number-columns-repeated="3"/>
        </table:table-row>
        <table:table-row table:style-name="ro1">
          <table:table-cell office:value-type="float" office:value="-242.527433119" calcext:value-type="float">
            <text:p>-242.527433119</text:p>
          </table:table-cell>
          <table:table-cell table:number-columns-repeated="3"/>
        </table:table-row>
        <table:table-row table:style-name="ro1">
          <table:table-cell office:value-type="float" office:value="-314.483821652" calcext:value-type="float">
            <text:p>-314.483821652</text:p>
          </table:table-cell>
          <table:table-cell table:number-columns-repeated="3"/>
        </table:table-row>
        <table:table-row table:style-name="ro1">
          <table:table-cell office:value-type="float" office:value="-5276.34911651" calcext:value-type="float">
            <text:p>-5276.34911651</text:p>
          </table:table-cell>
          <table:table-cell table:number-columns-repeated="3"/>
        </table:table-row>
        <table:table-row table:style-name="ro1">
          <table:table-cell office:value-type="float" office:value="-4977.16038017" calcext:value-type="float">
            <text:p>-4977.16038017</text:p>
          </table:table-cell>
          <table:table-cell table:number-columns-repeated="3"/>
        </table:table-row>
        <table:table-row table:style-name="ro1">
          <table:table-cell office:value-type="float" office:value="-4.51403801068" calcext:value-type="float">
            <text:p>-4.5140380107</text:p>
          </table:table-cell>
          <table:table-cell table:number-columns-repeated="3"/>
        </table:table-row>
        <table:table-row table:style-name="ro1">
          <table:table-cell office:value-type="float" office:value="-222.210863691" calcext:value-type="float">
            <text:p>-222.210863691</text:p>
          </table:table-cell>
          <table:table-cell table:number-columns-repeated="3"/>
        </table:table-row>
        <table:table-row table:style-name="ro1">
          <table:table-cell office:value-type="float" office:value="-5079.75824823" calcext:value-type="float">
            <text:p>-5079.75824823</text:p>
          </table:table-cell>
          <table:table-cell table:number-columns-repeated="3"/>
        </table:table-row>
        <table:table-row table:style-name="ro1">
          <table:table-cell office:value-type="float" office:value="-291.13575239" calcext:value-type="float">
            <text:p>-291.13575239</text:p>
          </table:table-cell>
          <table:table-cell table:number-columns-repeated="3"/>
        </table:table-row>
        <table:table-row table:style-name="ro1">
          <table:table-cell office:value-type="float" office:value="-159.50672321" calcext:value-type="float">
            <text:p>-159.50672321</text:p>
          </table:table-cell>
          <table:table-cell table:number-columns-repeated="3"/>
        </table:table-row>
        <table:table-row table:style-name="ro1">
          <table:table-cell office:value-type="float" office:value="-233.639882769" calcext:value-type="float">
            <text:p>-233.639882769</text:p>
          </table:table-cell>
          <table:table-cell table:number-columns-repeated="3"/>
        </table:table-row>
        <table:table-row table:style-name="ro1">
          <table:table-cell office:value-type="float" office:value="-419.248050421" calcext:value-type="float">
            <text:p>-419.248050421</text:p>
          </table:table-cell>
          <table:table-cell table:number-columns-repeated="3"/>
        </table:table-row>
        <table:table-row table:style-name="ro1">
          <table:table-cell office:value-type="float" office:value="-323.088223211" calcext:value-type="float">
            <text:p>-323.088223211</text:p>
          </table:table-cell>
          <table:table-cell table:number-columns-repeated="3"/>
        </table:table-row>
        <table:table-row table:style-name="ro1">
          <table:table-cell office:value-type="float" office:value="-429.121083276" calcext:value-type="float">
            <text:p>-429.121083276</text:p>
          </table:table-cell>
          <table:table-cell table:number-columns-repeated="3"/>
        </table:table-row>
        <table:table-row table:style-name="ro1">
          <table:table-cell office:value-type="float" office:value="-416.316511381" calcext:value-type="float">
            <text:p>-416.316511381</text:p>
          </table:table-cell>
          <table:table-cell table:number-columns-repeated="3"/>
        </table:table-row>
        <table:table-row table:style-name="ro1">
          <table:table-cell office:value-type="float" office:value="-1444.81166292" calcext:value-type="float">
            <text:p>-1444.81166292</text:p>
          </table:table-cell>
          <table:table-cell table:number-columns-repeated="3"/>
        </table:table-row>
        <table:table-row table:style-name="ro1">
          <table:table-cell office:value-type="float" office:value="-127.193383657" calcext:value-type="float">
            <text:p>-127.193383657</text:p>
          </table:table-cell>
          <table:table-cell table:number-columns-repeated="3"/>
        </table:table-row>
        <table:table-row table:style-name="ro1">
          <table:table-cell office:value-type="float" office:value="-144.285213907" calcext:value-type="float">
            <text:p>-144.285213907</text:p>
          </table:table-cell>
          <table:table-cell table:number-columns-repeated="3"/>
        </table:table-row>
        <table:table-row table:style-name="ro1">
          <table:table-cell office:value-type="float" office:value="-398.796436054" calcext:value-type="float">
            <text:p>-398.796436054</text:p>
          </table:table-cell>
          <table:table-cell table:number-columns-repeated="3"/>
        </table:table-row>
        <table:table-row table:style-name="ro1">
          <table:table-cell office:value-type="float" office:value="-763.615343917" calcext:value-type="float">
            <text:p>-763.615343917</text:p>
          </table:table-cell>
          <table:table-cell table:number-columns-repeated="3"/>
        </table:table-row>
        <table:table-row table:style-name="ro1">
          <table:table-cell office:value-type="float" office:value="-477.882375439" calcext:value-type="float">
            <text:p>-477.882375439</text:p>
          </table:table-cell>
          <table:table-cell table:number-columns-repeated="3"/>
        </table:table-row>
        <table:table-row table:style-name="ro1">
          <table:table-cell office:value-type="float" office:value="-3200.49340413" calcext:value-type="float">
            <text:p>-3200.49340413</text:p>
          </table:table-cell>
          <table:table-cell table:number-columns-repeated="3"/>
        </table:table-row>
        <table:table-row table:style-name="ro1">
          <table:table-cell office:value-type="float" office:value="-116.389695859" calcext:value-type="float">
            <text:p>-116.389695859</text:p>
          </table:table-cell>
          <table:table-cell table:number-columns-repeated="3"/>
        </table:table-row>
        <table:table-row table:style-name="ro1">
          <table:table-cell office:value-type="float" office:value="-266.593586395" calcext:value-type="float">
            <text:p>-266.593586395</text:p>
          </table:table-cell>
          <table:table-cell table:number-columns-repeated="3"/>
        </table:table-row>
        <table:table-row table:style-name="ro1">
          <table:table-cell office:value-type="float" office:value="-1429.39061972" calcext:value-type="float">
            <text:p>-1429.39061972</text:p>
          </table:table-cell>
          <table:table-cell table:number-columns-repeated="3"/>
        </table:table-row>
        <table:table-row table:style-name="ro1">
          <table:table-cell office:value-type="float" office:value="-133.050547804" calcext:value-type="float">
            <text:p>-133.050547804</text:p>
          </table:table-cell>
          <table:table-cell table:number-columns-repeated="3"/>
        </table:table-row>
        <table:table-row table:style-name="ro1">
          <table:table-cell office:value-type="float" office:value="-308.912288047" calcext:value-type="float">
            <text:p>-308.912288047</text:p>
          </table:table-cell>
          <table:table-cell table:number-columns-repeated="3"/>
        </table:table-row>
        <table:table-row table:style-name="ro1">
          <table:table-cell office:value-type="float" office:value="-1921.70767397" calcext:value-type="float">
            <text:p>-1921.70767397</text:p>
          </table:table-cell>
          <table:table-cell table:number-columns-repeated="3"/>
        </table:table-row>
        <table:table-row table:style-name="ro1">
          <table:table-cell office:value-type="float" office:value="-212.969704426" calcext:value-type="float">
            <text:p>-212.969704426</text:p>
          </table:table-cell>
          <table:table-cell table:number-columns-repeated="3"/>
        </table:table-row>
        <table:table-row table:style-name="ro1">
          <table:table-cell office:value-type="float" office:value="-226.895638322" calcext:value-type="float">
            <text:p>-226.895638322</text:p>
          </table:table-cell>
          <table:table-cell table:number-columns-repeated="3"/>
        </table:table-row>
        <table:table-row table:style-name="ro1">
          <table:table-cell office:value-type="float" office:value="-172.750846208" calcext:value-type="float">
            <text:p>-172.750846208</text:p>
          </table:table-cell>
          <table:table-cell table:number-columns-repeated="3"/>
        </table:table-row>
        <table:table-row table:style-name="ro1">
          <table:table-cell office:value-type="float" office:value="-715.892654687" calcext:value-type="float">
            <text:p>-715.892654687</text:p>
          </table:table-cell>
          <table:table-cell table:number-columns-repeated="3"/>
        </table:table-row>
        <table:table-row table:style-name="ro1">
          <table:table-cell office:value-type="float" office:value="-175.09097516" calcext:value-type="float">
            <text:p>-175.09097516</text:p>
          </table:table-cell>
          <table:table-cell table:number-columns-repeated="3"/>
        </table:table-row>
        <table:table-row table:style-name="ro1">
          <table:table-cell office:value-type="float" office:value="-5080.73661767" calcext:value-type="float">
            <text:p>-5080.73661767</text:p>
          </table:table-cell>
          <table:table-cell table:number-columns-repeated="3"/>
        </table:table-row>
        <table:table-row table:style-name="ro1">
          <table:table-cell office:value-type="float" office:value="-1043.59297185" calcext:value-type="float">
            <text:p>-1043.59297185</text:p>
          </table:table-cell>
          <table:table-cell table:number-columns-repeated="3"/>
        </table:table-row>
        <table:table-row table:style-name="ro1">
          <table:table-cell office:value-type="float" office:value="-409.144085614" calcext:value-type="float">
            <text:p>-409.144085614</text:p>
          </table:table-cell>
          <table:table-cell table:number-columns-repeated="3"/>
        </table:table-row>
        <table:table-row table:style-name="ro1">
          <table:table-cell office:value-type="float" office:value="-4574.68267238" calcext:value-type="float">
            <text:p>-4574.68267238</text:p>
          </table:table-cell>
          <table:table-cell table:number-columns-repeated="3"/>
        </table:table-row>
        <table:table-row table:style-name="ro1">
          <table:table-cell office:value-type="float" office:value="-171.822153789" calcext:value-type="float">
            <text:p>-171.822153789</text:p>
          </table:table-cell>
          <table:table-cell table:number-columns-repeated="3"/>
        </table:table-row>
        <table:table-row table:style-name="ro1">
          <table:table-cell office:value-type="float" office:value="-224.947868848" calcext:value-type="float">
            <text:p>-224.947868848</text:p>
          </table:table-cell>
          <table:table-cell table:number-columns-repeated="3"/>
        </table:table-row>
        <table:table-row table:style-name="ro1">
          <table:table-cell office:value-type="float" office:value="-834.162288397" calcext:value-type="float">
            <text:p>-834.162288397</text:p>
          </table:table-cell>
          <table:table-cell table:number-columns-repeated="3"/>
        </table:table-row>
        <table:table-row table:style-name="ro1">
          <table:table-cell office:value-type="float" office:value="-175.006884062" calcext:value-type="float">
            <text:p>-175.006884062</text:p>
          </table:table-cell>
          <table:table-cell table:number-columns-repeated="3"/>
        </table:table-row>
        <table:table-row table:style-name="ro1">
          <table:table-cell office:value-type="float" office:value="-178.258874551" calcext:value-type="float">
            <text:p>-178.258874551</text:p>
          </table:table-cell>
          <table:table-cell table:number-columns-repeated="3"/>
        </table:table-row>
        <table:table-row table:style-name="ro1">
          <table:table-cell office:value-type="float" office:value="-5282.35978146" calcext:value-type="float">
            <text:p>-5282.35978146</text:p>
          </table:table-cell>
          <table:table-cell table:number-columns-repeated="3"/>
        </table:table-row>
        <table:table-row table:style-name="ro1">
          <table:table-cell office:value-type="float" office:value="-327.505175209" calcext:value-type="float">
            <text:p>-327.505175209</text:p>
          </table:table-cell>
          <table:table-cell table:number-columns-repeated="3"/>
        </table:table-row>
        <table:table-row table:style-name="ro1">
          <table:table-cell office:value-type="float" office:value="-5448.48045738" calcext:value-type="float">
            <text:p>-5448.48045738</text:p>
          </table:table-cell>
          <table:table-cell table:number-columns-repeated="3"/>
        </table:table-row>
        <table:table-row table:style-name="ro1">
          <table:table-cell office:value-type="float" office:value="-222.099138066" calcext:value-type="float">
            <text:p>-222.099138066</text:p>
          </table:table-cell>
          <table:table-cell table:number-columns-repeated="3"/>
        </table:table-row>
        <table:table-row table:style-name="ro1">
          <table:table-cell office:value-type="float" office:value="-5299.88452828" calcext:value-type="float">
            <text:p>-5299.88452828</text:p>
          </table:table-cell>
          <table:table-cell table:number-columns-repeated="3"/>
        </table:table-row>
        <table:table-row table:style-name="ro1">
          <table:table-cell office:value-type="float" office:value="-391.880638966" calcext:value-type="float">
            <text:p>-391.880638966</text:p>
          </table:table-cell>
          <table:table-cell table:number-columns-repeated="3"/>
        </table:table-row>
        <table:table-row table:style-name="ro1">
          <table:table-cell office:value-type="float" office:value="-5622.13400927" calcext:value-type="float">
            <text:p>-5622.13400927</text:p>
          </table:table-cell>
          <table:table-cell table:number-columns-repeated="3"/>
        </table:table-row>
        <table:table-row table:style-name="ro1">
          <table:table-cell office:value-type="float" office:value="-729.486299562" calcext:value-type="float">
            <text:p>-729.486299562</text:p>
          </table:table-cell>
          <table:table-cell table:number-columns-repeated="3"/>
        </table:table-row>
        <table:table-row table:style-name="ro1">
          <table:table-cell office:value-type="float" office:value="-5368.29029317" calcext:value-type="float">
            <text:p>-5368.29029317</text:p>
          </table:table-cell>
          <table:table-cell table:number-columns-repeated="3"/>
        </table:table-row>
        <table:table-row table:style-name="ro1">
          <table:table-cell office:value-type="float" office:value="-125.976995935" calcext:value-type="float">
            <text:p>-125.976995935</text:p>
          </table:table-cell>
          <table:table-cell table:number-columns-repeated="3"/>
        </table:table-row>
        <table:table-row table:style-name="ro1">
          <table:table-cell office:value-type="float" office:value="-164.302787383" calcext:value-type="float">
            <text:p>-164.302787383</text:p>
          </table:table-cell>
          <table:table-cell table:number-columns-repeated="3"/>
        </table:table-row>
        <table:table-row table:style-name="ro1">
          <table:table-cell office:value-type="float" office:value="-5161.31780216" calcext:value-type="float">
            <text:p>-5161.31780216</text:p>
          </table:table-cell>
          <table:table-cell table:number-columns-repeated="3"/>
        </table:table-row>
        <table:table-row table:style-name="ro1">
          <table:table-cell office:value-type="float" office:value="-271.082398089" calcext:value-type="float">
            <text:p>-271.082398089</text:p>
          </table:table-cell>
          <table:table-cell table:number-columns-repeated="3"/>
        </table:table-row>
        <table:table-row table:style-name="ro1">
          <table:table-cell office:value-type="float" office:value="-4911.86271553" calcext:value-type="float">
            <text:p>-4911.86271553</text:p>
          </table:table-cell>
          <table:table-cell table:number-columns-repeated="3"/>
        </table:table-row>
        <table:table-row table:style-name="ro1">
          <table:table-cell office:value-type="float" office:value="-190.097288466" calcext:value-type="float">
            <text:p>-190.097288466</text:p>
          </table:table-cell>
          <table:table-cell table:number-columns-repeated="3"/>
        </table:table-row>
        <table:table-row table:style-name="ro1">
          <table:table-cell office:value-type="float" office:value="-5054.82958642" calcext:value-type="float">
            <text:p>-5054.82958642</text:p>
          </table:table-cell>
          <table:table-cell table:number-columns-repeated="3"/>
        </table:table-row>
        <table:table-row table:style-name="ro1">
          <table:table-cell office:value-type="float" office:value="-419.516096637" calcext:value-type="float">
            <text:p>-419.516096637</text:p>
          </table:table-cell>
          <table:table-cell table:number-columns-repeated="3"/>
        </table:table-row>
        <table:table-row table:style-name="ro1">
          <table:table-cell office:value-type="float" office:value="-874.056352102" calcext:value-type="float">
            <text:p>-874.056352102</text:p>
          </table:table-cell>
          <table:table-cell table:number-columns-repeated="3"/>
        </table:table-row>
        <table:table-row table:style-name="ro1">
          <table:table-cell office:value-type="float" office:value="-490.6476866" calcext:value-type="float">
            <text:p>-490.6476866</text:p>
          </table:table-cell>
          <table:table-cell table:number-columns-repeated="3"/>
        </table:table-row>
        <table:table-row table:style-name="ro1">
          <table:table-cell office:value-type="float" office:value="-133.245908828" calcext:value-type="float">
            <text:p>-133.245908828</text:p>
          </table:table-cell>
          <table:table-cell table:number-columns-repeated="3"/>
        </table:table-row>
        <table:table-row table:style-name="ro1">
          <table:table-cell office:value-type="float" office:value="-320.22044108" calcext:value-type="float">
            <text:p>-320.22044108</text:p>
          </table:table-cell>
          <table:table-cell table:number-columns-repeated="3"/>
        </table:table-row>
        <table:table-row table:style-name="ro1">
          <table:table-cell office:value-type="float" office:value="-2570.48556308" calcext:value-type="float">
            <text:p>-2570.48556308</text:p>
          </table:table-cell>
          <table:table-cell table:number-columns-repeated="3"/>
        </table:table-row>
        <table:table-row table:style-name="ro1">
          <table:table-cell office:value-type="float" office:value="-352.412495221" calcext:value-type="float">
            <text:p>-352.412495221</text:p>
          </table:table-cell>
          <table:table-cell table:number-columns-repeated="3"/>
        </table:table-row>
        <table:table-row table:style-name="ro1">
          <table:table-cell office:value-type="float" office:value="-445.880298026" calcext:value-type="float">
            <text:p>-445.880298026</text:p>
          </table:table-cell>
          <table:table-cell table:number-columns-repeated="3"/>
        </table:table-row>
        <table:table-row table:style-name="ro1">
          <table:table-cell office:value-type="float" office:value="-1046.49843297" calcext:value-type="float">
            <text:p>-1046.49843297</text:p>
          </table:table-cell>
          <table:table-cell table:number-columns-repeated="3"/>
        </table:table-row>
        <table:table-row table:style-name="ro1">
          <table:table-cell office:value-type="float" office:value="-159.234593559" calcext:value-type="float">
            <text:p>-159.234593559</text:p>
          </table:table-cell>
          <table:table-cell table:number-columns-repeated="3"/>
        </table:table-row>
        <table:table-row table:style-name="ro1">
          <table:table-cell office:value-type="float" office:value="-175.827275487" calcext:value-type="float">
            <text:p>-175.827275487</text:p>
          </table:table-cell>
          <table:table-cell table:number-columns-repeated="3"/>
        </table:table-row>
        <table:table-row table:style-name="ro1">
          <table:table-cell office:value-type="float" office:value="-270.114447461" calcext:value-type="float">
            <text:p>-270.114447461</text:p>
          </table:table-cell>
          <table:table-cell table:number-columns-repeated="3"/>
        </table:table-row>
        <table:table-row table:style-name="ro1">
          <table:table-cell office:value-type="float" office:value="-5346.84536576" calcext:value-type="float">
            <text:p>-5346.84536576</text:p>
          </table:table-cell>
          <table:table-cell table:number-columns-repeated="3"/>
        </table:table-row>
        <table:table-row table:style-name="ro1">
          <table:table-cell office:value-type="float" office:value="-212.252768531" calcext:value-type="float">
            <text:p>-212.252768531</text:p>
          </table:table-cell>
          <table:table-cell table:number-columns-repeated="3"/>
        </table:table-row>
        <table:table-row table:style-name="ro1">
          <table:table-cell office:value-type="float" office:value="-1587.92882854" calcext:value-type="float">
            <text:p>-1587.92882854</text:p>
          </table:table-cell>
          <table:table-cell table:number-columns-repeated="3"/>
        </table:table-row>
        <table:table-row table:style-name="ro1">
          <table:table-cell office:value-type="float" office:value="-145.398967605" calcext:value-type="float">
            <text:p>-145.398967605</text:p>
          </table:table-cell>
          <table:table-cell table:number-columns-repeated="3"/>
        </table:table-row>
        <table:table-row table:style-name="ro1">
          <table:table-cell office:value-type="float" office:value="-124.899714957" calcext:value-type="float">
            <text:p>-124.899714957</text:p>
          </table:table-cell>
          <table:table-cell table:number-columns-repeated="3"/>
        </table:table-row>
        <table:table-row table:style-name="ro1">
          <table:table-cell office:value-type="float" office:value="-4904.54216487" calcext:value-type="float">
            <text:p>-4904.54216487</text:p>
          </table:table-cell>
          <table:table-cell table:number-columns-repeated="3"/>
        </table:table-row>
        <table:table-row table:style-name="ro1">
          <table:table-cell office:value-type="float" office:value="-165.030847767" calcext:value-type="float">
            <text:p>-165.030847767</text:p>
          </table:table-cell>
          <table:table-cell table:number-columns-repeated="3"/>
        </table:table-row>
        <table:table-row table:style-name="ro1">
          <table:table-cell office:value-type="float" office:value="-133.970996491" calcext:value-type="float">
            <text:p>-133.970996491</text:p>
          </table:table-cell>
          <table:table-cell table:number-columns-repeated="3"/>
        </table:table-row>
        <table:table-row table:style-name="ro1">
          <table:table-cell office:value-type="float" office:value="-314.947348591" calcext:value-type="float">
            <text:p>-314.947348591</text:p>
          </table:table-cell>
          <table:table-cell table:number-columns-repeated="3"/>
        </table:table-row>
        <table:table-row table:style-name="ro1">
          <table:table-cell office:value-type="float" office:value="-887.272524352" calcext:value-type="float">
            <text:p>-887.272524352</text:p>
          </table:table-cell>
          <table:table-cell table:number-columns-repeated="3"/>
        </table:table-row>
        <table:table-row table:style-name="ro1">
          <table:table-cell office:value-type="float" office:value="-5502.73884798" calcext:value-type="float">
            <text:p>-5502.73884798</text:p>
          </table:table-cell>
          <table:table-cell table:number-columns-repeated="3"/>
        </table:table-row>
        <table:table-row table:style-name="ro1">
          <table:table-cell office:value-type="float" office:value="-323.714829548" calcext:value-type="float">
            <text:p>-323.714829548</text:p>
          </table:table-cell>
          <table:table-cell table:number-columns-repeated="3"/>
        </table:table-row>
        <table:table-row table:style-name="ro1">
          <table:table-cell office:value-type="float" office:value="-5910.66790834" calcext:value-type="float">
            <text:p>-5910.66790834</text:p>
          </table:table-cell>
          <table:table-cell table:number-columns-repeated="3"/>
        </table:table-row>
        <table:table-row table:style-name="ro1">
          <table:table-cell office:value-type="float" office:value="-285.526162762" calcext:value-type="float">
            <text:p>-285.526162762</text:p>
          </table:table-cell>
          <table:table-cell table:number-columns-repeated="3"/>
        </table:table-row>
        <table:table-row table:style-name="ro1">
          <table:table-cell office:value-type="float" office:value="-223.65793115" calcext:value-type="float">
            <text:p>-223.65793115</text:p>
          </table:table-cell>
          <table:table-cell table:number-columns-repeated="3"/>
        </table:table-row>
        <table:table-row table:style-name="ro1">
          <table:table-cell office:value-type="float" office:value="-417.853724506" calcext:value-type="float">
            <text:p>-417.853724506</text:p>
          </table:table-cell>
          <table:table-cell table:number-columns-repeated="3"/>
        </table:table-row>
        <table:table-row table:style-name="ro1">
          <table:table-cell office:value-type="float" office:value="-145.635940104" calcext:value-type="float">
            <text:p>-145.635940104</text:p>
          </table:table-cell>
          <table:table-cell table:number-columns-repeated="3"/>
        </table:table-row>
        <table:table-row table:style-name="ro1">
          <table:table-cell office:value-type="float" office:value="-959.938784626" calcext:value-type="float">
            <text:p>-959.938784626</text:p>
          </table:table-cell>
          <table:table-cell table:number-columns-repeated="3"/>
        </table:table-row>
        <table:table-row table:style-name="ro1">
          <table:table-cell office:value-type="float" office:value="-5237.15135714" calcext:value-type="float">
            <text:p>-5237.15135714</text:p>
          </table:table-cell>
          <table:table-cell table:number-columns-repeated="3"/>
        </table:table-row>
        <table:table-row table:style-name="ro1">
          <table:table-cell office:value-type="float" office:value="-1126.55731814" calcext:value-type="float">
            <text:p>-1126.55731814</text:p>
          </table:table-cell>
          <table:table-cell table:number-columns-repeated="3"/>
        </table:table-row>
        <table:table-row table:style-name="ro1">
          <table:table-cell office:value-type="float" office:value="-700.643332707" calcext:value-type="float">
            <text:p>-700.643332707</text:p>
          </table:table-cell>
          <table:table-cell table:number-columns-repeated="3"/>
        </table:table-row>
        <table:table-row table:style-name="ro1">
          <table:table-cell office:value-type="float" office:value="-463.664385134" calcext:value-type="float">
            <text:p>-463.664385134</text:p>
          </table:table-cell>
          <table:table-cell table:number-columns-repeated="3"/>
        </table:table-row>
        <table:table-row table:style-name="ro1">
          <table:table-cell office:value-type="float" office:value="-421.168362201" calcext:value-type="float">
            <text:p>-421.168362201</text:p>
          </table:table-cell>
          <table:table-cell table:number-columns-repeated="3"/>
        </table:table-row>
        <table:table-row table:style-name="ro1">
          <table:table-cell office:value-type="float" office:value="-144.650357386" calcext:value-type="float">
            <text:p>-144.650357386</text:p>
          </table:table-cell>
          <table:table-cell table:number-columns-repeated="3"/>
        </table:table-row>
        <table:table-row table:style-name="ro1">
          <table:table-cell office:value-type="float" office:value="-1637.9522233" calcext:value-type="float">
            <text:p>-1637.9522233</text:p>
          </table:table-cell>
          <table:table-cell table:number-columns-repeated="3"/>
        </table:table-row>
        <table:table-row table:style-name="ro1">
          <table:table-cell office:value-type="float" office:value="-427.91228087" calcext:value-type="float">
            <text:p>-427.91228087</text:p>
          </table:table-cell>
          <table:table-cell table:number-columns-repeated="3"/>
        </table:table-row>
        <table:table-row table:style-name="ro1">
          <table:table-cell office:value-type="float" office:value="-164.347037661" calcext:value-type="float">
            <text:p>-164.347037661</text:p>
          </table:table-cell>
          <table:table-cell table:number-columns-repeated="3"/>
        </table:table-row>
        <table:table-row table:style-name="ro1">
          <table:table-cell office:value-type="float" office:value="-5869.81392725" calcext:value-type="float">
            <text:p>-5869.81392725</text:p>
          </table:table-cell>
          <table:table-cell table:number-columns-repeated="3"/>
        </table:table-row>
        <table:table-row table:style-name="ro1">
          <table:table-cell office:value-type="float" office:value="-260.339944065" calcext:value-type="float">
            <text:p>-260.339944065</text:p>
          </table:table-cell>
          <table:table-cell table:number-columns-repeated="3"/>
        </table:table-row>
        <table:table-row table:style-name="ro1">
          <table:table-cell office:value-type="float" office:value="-313.297831742" calcext:value-type="float">
            <text:p>-313.297831742</text:p>
          </table:table-cell>
          <table:table-cell table:number-columns-repeated="3"/>
        </table:table-row>
        <table:table-row table:style-name="ro1">
          <table:table-cell office:value-type="float" office:value="-173.587966695" calcext:value-type="float">
            <text:p>-173.587966695</text:p>
          </table:table-cell>
          <table:table-cell table:number-columns-repeated="3"/>
        </table:table-row>
        <table:table-row table:style-name="ro1">
          <table:table-cell office:value-type="float" office:value="-437.6709834" calcext:value-type="float">
            <text:p>-437.6709834</text:p>
          </table:table-cell>
          <table:table-cell table:number-columns-repeated="3"/>
        </table:table-row>
        <table:table-row table:style-name="ro1">
          <table:table-cell office:value-type="float" office:value="-563.851224126" calcext:value-type="float">
            <text:p>-563.851224126</text:p>
          </table:table-cell>
          <table:table-cell table:number-columns-repeated="3"/>
        </table:table-row>
        <table:table-row table:style-name="ro1">
          <table:table-cell office:value-type="float" office:value="-614.340561077" calcext:value-type="float">
            <text:p>-614.340561077</text:p>
          </table:table-cell>
          <table:table-cell table:number-columns-repeated="3"/>
        </table:table-row>
        <table:table-row table:style-name="ro1">
          <table:table-cell office:value-type="float" office:value="-250.784617368" calcext:value-type="float">
            <text:p>-250.784617368</text:p>
          </table:table-cell>
          <table:table-cell table:number-columns-repeated="3"/>
        </table:table-row>
        <table:table-row table:style-name="ro1">
          <table:table-cell office:value-type="float" office:value="-121.249390679" calcext:value-type="float">
            <text:p>-121.249390679</text:p>
          </table:table-cell>
          <table:table-cell table:number-columns-repeated="3"/>
        </table:table-row>
        <table:table-row table:style-name="ro1">
          <table:table-cell office:value-type="float" office:value="-159.399898042" calcext:value-type="float">
            <text:p>-159.399898042</text:p>
          </table:table-cell>
          <table:table-cell table:number-columns-repeated="3"/>
        </table:table-row>
        <table:table-row table:style-name="ro1">
          <table:table-cell office:value-type="float" office:value="-1127.49921755" calcext:value-type="float">
            <text:p>-1127.49921755</text:p>
          </table:table-cell>
          <table:table-cell table:number-columns-repeated="3"/>
        </table:table-row>
        <table:table-row table:style-name="ro1">
          <table:table-cell office:value-type="float" office:value="-4801.02228242" calcext:value-type="float">
            <text:p>-4801.02228242</text:p>
          </table:table-cell>
          <table:table-cell table:number-columns-repeated="2"/>
          <table:table-cell office:value-type="float" office:value="-103063.153461" calcext:value-type="float">
            <text:p>-103063.153461</text:p>
          </table:table-cell>
        </table:table-row>
        <table:table-row table:style-name="ro1">
          <table:table-cell office:value-type="float" office:value="-924.275816696" calcext:value-type="float">
            <text:p>-924.275816696</text:p>
          </table:table-cell>
          <table:table-cell table:number-columns-repeated="3"/>
        </table:table-row>
        <table:table-row table:style-name="ro1">
          <table:table-cell office:value-type="float" office:value="-142.925387279" calcext:value-type="float">
            <text:p>-142.925387279</text:p>
          </table:table-cell>
          <table:table-cell table:number-columns-repeated="3"/>
        </table:table-row>
        <table:table-row table:style-name="ro1">
          <table:table-cell office:value-type="float" office:value="-444.421869412" calcext:value-type="float">
            <text:p>-444.421869412</text:p>
          </table:table-cell>
          <table:table-cell table:number-columns-repeated="3"/>
        </table:table-row>
        <table:table-row table:style-name="ro1">
          <table:table-cell office:value-type="float" office:value="-225.973355057" calcext:value-type="float">
            <text:p>-225.973355057</text:p>
          </table:table-cell>
          <table:table-cell table:number-columns-repeated="3"/>
        </table:table-row>
        <table:table-row table:style-name="ro1">
          <table:table-cell office:value-type="float" office:value="-296.437335242" calcext:value-type="float">
            <text:p>-296.437335242</text:p>
          </table:table-cell>
          <table:table-cell table:number-columns-repeated="3"/>
        </table:table-row>
        <table:table-row table:style-name="ro1">
          <table:table-cell office:value-type="float" office:value="-142.002561714" calcext:value-type="float">
            <text:p>-142.002561714</text:p>
          </table:table-cell>
          <table:table-cell table:number-columns-repeated="3"/>
        </table:table-row>
        <table:table-row table:style-name="ro1">
          <table:table-cell office:value-type="float" office:value="-537.636101333" calcext:value-type="float">
            <text:p>-537.636101333</text:p>
          </table:table-cell>
          <table:table-cell table:number-columns-repeated="3"/>
        </table:table-row>
        <table:table-row table:style-name="ro1">
          <table:table-cell office:value-type="float" office:value="-455.451885304" calcext:value-type="float">
            <text:p>-455.451885304</text:p>
          </table:table-cell>
          <table:table-cell table:number-columns-repeated="3"/>
        </table:table-row>
        <table:table-row table:style-name="ro1">
          <table:table-cell office:value-type="float" office:value="-857.036539942" calcext:value-type="float">
            <text:p>-857.036539942</text:p>
          </table:table-cell>
          <table:table-cell table:number-columns-repeated="3"/>
        </table:table-row>
        <table:table-row table:style-name="ro1">
          <table:table-cell office:value-type="float" office:value="-516.392152861" calcext:value-type="float">
            <text:p>-516.392152861</text:p>
          </table:table-cell>
          <table:table-cell table:number-columns-repeated="3"/>
        </table:table-row>
        <table:table-row table:style-name="ro1">
          <table:table-cell office:value-type="float" office:value="-4928.69577746" calcext:value-type="float">
            <text:p>-4928.69577746</text:p>
          </table:table-cell>
          <table:table-cell table:number-columns-repeated="3"/>
        </table:table-row>
        <table:table-row table:style-name="ro1">
          <table:table-cell office:value-type="float" office:value="-90.8286360413" calcext:value-type="float">
            <text:p>-90.8286360413</text:p>
          </table:table-cell>
          <table:table-cell table:number-columns-repeated="3"/>
        </table:table-row>
        <table:table-row table:style-name="ro1">
          <table:table-cell office:value-type="float" office:value="-211.453434516" calcext:value-type="float">
            <text:p>-211.453434516</text:p>
          </table:table-cell>
          <table:table-cell table:number-columns-repeated="3"/>
        </table:table-row>
        <table:table-row table:style-name="ro1">
          <table:table-cell office:value-type="float" office:value="-223.814182236" calcext:value-type="float">
            <text:p>-223.814182236</text:p>
          </table:table-cell>
          <table:table-cell table:number-columns-repeated="3"/>
        </table:table-row>
        <table:table-row table:style-name="ro1">
          <table:table-cell office:value-type="float" office:value="-594.259602578" calcext:value-type="float">
            <text:p>-594.259602578</text:p>
          </table:table-cell>
          <table:table-cell table:number-columns-repeated="3"/>
        </table:table-row>
        <table:table-row table:style-name="ro1">
          <table:table-cell office:value-type="float" office:value="-388.79855768" calcext:value-type="float">
            <text:p>-388.79855768</text:p>
          </table:table-cell>
          <table:table-cell table:number-columns-repeated="3"/>
        </table:table-row>
        <table:table-row table:style-name="ro1">
          <table:table-cell office:value-type="float" office:value="-4512.68385747" calcext:value-type="float">
            <text:p>-4512.68385747</text:p>
          </table:table-cell>
          <table:table-cell table:number-columns-repeated="3"/>
        </table:table-row>
        <table:table-row table:style-name="ro1">
          <table:table-cell office:value-type="float" office:value="-313.932249016" calcext:value-type="float">
            <text:p>-313.932249016</text:p>
          </table:table-cell>
          <table:table-cell table:number-columns-repeated="3"/>
        </table:table-row>
        <table:table-row table:style-name="ro1">
          <table:table-cell office:value-type="float" office:value="-208.210763582" calcext:value-type="float">
            <text:p>-208.210763582</text:p>
          </table:table-cell>
          <table:table-cell table:number-columns-repeated="3"/>
        </table:table-row>
        <table:table-row table:style-name="ro1">
          <table:table-cell office:value-type="float" office:value="-144.700920937" calcext:value-type="float">
            <text:p>-144.700920937</text:p>
          </table:table-cell>
          <table:table-cell table:number-columns-repeated="3"/>
        </table:table-row>
        <table:table-row table:style-name="ro1">
          <table:table-cell office:value-type="float" office:value="-280.952605824" calcext:value-type="float">
            <text:p>-280.952605824</text:p>
          </table:table-cell>
          <table:table-cell table:number-columns-repeated="3"/>
        </table:table-row>
        <table:table-row table:style-name="ro1">
          <table:table-cell office:value-type="float" office:value="-1291.54087122" calcext:value-type="float">
            <text:p>-1291.54087122</text:p>
          </table:table-cell>
          <table:table-cell table:number-columns-repeated="3"/>
        </table:table-row>
        <table:table-row table:style-name="ro1">
          <table:table-cell office:value-type="float" office:value="-4975.62605712" calcext:value-type="float">
            <text:p>-4975.62605712</text:p>
          </table:table-cell>
          <table:table-cell table:number-columns-repeated="3"/>
        </table:table-row>
        <table:table-row table:style-name="ro1">
          <table:table-cell office:value-type="float" office:value="-299.028036004" calcext:value-type="float">
            <text:p>-299.028036004</text:p>
          </table:table-cell>
          <table:table-cell table:number-columns-repeated="3"/>
        </table:table-row>
        <table:table-row table:style-name="ro1">
          <table:table-cell office:value-type="float" office:value="-315.976466433" calcext:value-type="float">
            <text:p>-315.976466433</text:p>
          </table:table-cell>
          <table:table-cell table:number-columns-repeated="3"/>
        </table:table-row>
        <table:table-row table:style-name="ro1">
          <table:table-cell office:value-type="float" office:value="-295.646907267" calcext:value-type="float">
            <text:p>-295.646907267</text:p>
          </table:table-cell>
          <table:table-cell table:number-columns-repeated="3"/>
        </table:table-row>
        <table:table-row table:style-name="ro1">
          <table:table-cell office:value-type="float" office:value="-436.795848978" calcext:value-type="float">
            <text:p>-436.795848978</text:p>
          </table:table-cell>
          <table:table-cell table:number-columns-repeated="3"/>
        </table:table-row>
        <table:table-row table:style-name="ro1">
          <table:table-cell office:value-type="float" office:value="-5604.91970771" calcext:value-type="float">
            <text:p>-5604.91970771</text:p>
          </table:table-cell>
          <table:table-cell table:number-columns-repeated="3"/>
        </table:table-row>
        <table:table-row table:style-name="ro1">
          <table:table-cell office:value-type="float" office:value="-5200.63247908" calcext:value-type="float">
            <text:p>-5200.63247908</text:p>
          </table:table-cell>
          <table:table-cell table:number-columns-repeated="3"/>
        </table:table-row>
        <table:table-row table:style-name="ro1">
          <table:table-cell office:value-type="float" office:value="-5775.51929281" calcext:value-type="float">
            <text:p>-5775.51929281</text:p>
          </table:table-cell>
          <table:table-cell table:number-columns-repeated="3"/>
        </table:table-row>
        <table:table-row table:style-name="ro1">
          <table:table-cell office:value-type="float" office:value="-5370.632344" calcext:value-type="float">
            <text:p>-5370.632344</text:p>
          </table:table-cell>
          <table:table-cell table:number-columns-repeated="3"/>
        </table:table-row>
        <table:table-row table:style-name="ro1">
          <table:table-cell office:value-type="float" office:value="-348.212506304" calcext:value-type="float">
            <text:p>-348.212506304</text:p>
          </table:table-cell>
          <table:table-cell table:number-columns-repeated="3"/>
        </table:table-row>
        <table:table-row table:style-name="ro1">
          <table:table-cell office:value-type="float" office:value="-1232.44802794" calcext:value-type="float">
            <text:p>-1232.44802794</text:p>
          </table:table-cell>
          <table:table-cell table:number-columns-repeated="3"/>
        </table:table-row>
        <table:table-row table:style-name="ro1">
          <table:table-cell office:value-type="float" office:value="-4645.68834738" calcext:value-type="float">
            <text:p>-4645.68834738</text:p>
          </table:table-cell>
          <table:table-cell table:number-columns-repeated="3"/>
        </table:table-row>
        <table:table-row table:style-name="ro1">
          <table:table-cell office:value-type="float" office:value="-464.592166468" calcext:value-type="float">
            <text:p>-464.592166468</text:p>
          </table:table-cell>
          <table:table-cell table:number-columns-repeated="3"/>
        </table:table-row>
        <table:table-row table:style-name="ro1">
          <table:table-cell office:value-type="float" office:value="-228.615344744" calcext:value-type="float">
            <text:p>-228.615344744</text:p>
          </table:table-cell>
          <table:table-cell table:number-columns-repeated="3"/>
        </table:table-row>
        <table:table-row table:style-name="ro1">
          <table:table-cell office:value-type="float" office:value="-159.694061094" calcext:value-type="float">
            <text:p>-159.694061094</text:p>
          </table:table-cell>
          <table:table-cell table:number-columns-repeated="3"/>
        </table:table-row>
        <table:table-row table:style-name="ro1">
          <table:table-cell office:value-type="float" office:value="-677.400386864" calcext:value-type="float">
            <text:p>-677.400386864</text:p>
          </table:table-cell>
          <table:table-cell table:number-columns-repeated="3"/>
        </table:table-row>
        <table:table-row table:style-name="ro1">
          <table:table-cell office:value-type="float" office:value="-129.740750921" calcext:value-type="float">
            <text:p>-129.740750921</text:p>
          </table:table-cell>
          <table:table-cell table:number-columns-repeated="3"/>
        </table:table-row>
        <table:table-row table:style-name="ro1">
          <table:table-cell office:value-type="float" office:value="-5574.1216743" calcext:value-type="float">
            <text:p>-5574.1216743</text:p>
          </table:table-cell>
          <table:table-cell table:number-columns-repeated="3"/>
        </table:table-row>
        <table:table-row table:style-name="ro1">
          <table:table-cell office:value-type="float" office:value="-1191.99504409" calcext:value-type="float">
            <text:p>-1191.99504409</text:p>
          </table:table-cell>
          <table:table-cell table:number-columns-repeated="3"/>
        </table:table-row>
        <table:table-row table:style-name="ro1">
          <table:table-cell office:value-type="float" office:value="-374.208076198" calcext:value-type="float">
            <text:p>-374.208076198</text:p>
          </table:table-cell>
          <table:table-cell table:number-columns-repeated="3"/>
        </table:table-row>
        <table:table-row table:style-name="ro1">
          <table:table-cell office:value-type="float" office:value="-5221.4006509" calcext:value-type="float">
            <text:p>-5221.4006509</text:p>
          </table:table-cell>
          <table:table-cell table:number-columns-repeated="3"/>
        </table:table-row>
        <table:table-row table:style-name="ro1">
          <table:table-cell office:value-type="float" office:value="-667.164992698" calcext:value-type="float">
            <text:p>-667.164992698</text:p>
          </table:table-cell>
          <table:table-cell table:number-columns-repeated="3"/>
        </table:table-row>
        <table:table-row table:style-name="ro1">
          <table:table-cell office:value-type="float" office:value="-177.202282365" calcext:value-type="float">
            <text:p>-177.202282365</text:p>
          </table:table-cell>
          <table:table-cell table:number-columns-repeated="3"/>
        </table:table-row>
        <table:table-row table:style-name="ro1">
          <table:table-cell office:value-type="float" office:value="-6282.0419734" calcext:value-type="float">
            <text:p>-6282.0419734</text:p>
          </table:table-cell>
          <table:table-cell table:number-columns-repeated="3"/>
        </table:table-row>
        <table:table-row table:style-name="ro1">
          <table:table-cell office:value-type="float" office:value="-5969.72226044" calcext:value-type="float">
            <text:p>-5969.72226044</text:p>
          </table:table-cell>
          <table:table-cell table:number-columns-repeated="3"/>
        </table:table-row>
        <table:table-row table:style-name="ro1">
          <table:table-cell office:value-type="float" office:value="-5984.66304544" calcext:value-type="float">
            <text:p>-5984.66304544</text:p>
          </table:table-cell>
          <table:table-cell table:number-columns-repeated="3"/>
        </table:table-row>
        <table:table-row table:style-name="ro1">
          <table:table-cell office:value-type="float" office:value="-4160.98960694" calcext:value-type="float">
            <text:p>-4160.98960694</text:p>
          </table:table-cell>
          <table:table-cell table:number-columns-repeated="3"/>
        </table:table-row>
        <table:table-row table:style-name="ro1">
          <table:table-cell office:value-type="float" office:value="-417.06045003" calcext:value-type="float">
            <text:p>-417.06045003</text:p>
          </table:table-cell>
          <table:table-cell table:number-columns-repeated="3"/>
        </table:table-row>
        <table:table-row table:style-name="ro1">
          <table:table-cell office:value-type="float" office:value="-198.068140946" calcext:value-type="float">
            <text:p>-198.068140946</text:p>
          </table:table-cell>
          <table:table-cell table:number-columns-repeated="3"/>
        </table:table-row>
        <table:table-row table:style-name="ro1">
          <table:table-cell office:value-type="float" office:value="-314.974447368" calcext:value-type="float">
            <text:p>-314.974447368</text:p>
          </table:table-cell>
          <table:table-cell table:number-columns-repeated="3"/>
        </table:table-row>
        <table:table-row table:style-name="ro1">
          <table:table-cell office:value-type="float" office:value="-387.775753879" calcext:value-type="float">
            <text:p>-387.775753879</text:p>
          </table:table-cell>
          <table:table-cell table:number-columns-repeated="3"/>
        </table:table-row>
        <table:table-row table:style-name="ro1">
          <table:table-cell office:value-type="float" office:value="-154.557924806" calcext:value-type="float">
            <text:p>-154.557924806</text:p>
          </table:table-cell>
          <table:table-cell table:number-columns-repeated="3"/>
        </table:table-row>
        <table:table-row table:style-name="ro1">
          <table:table-cell office:value-type="float" office:value="-5804.96541426" calcext:value-type="float">
            <text:p>-5804.96541426</text:p>
          </table:table-cell>
          <table:table-cell table:number-columns-repeated="3"/>
        </table:table-row>
        <table:table-row table:style-name="ro1">
          <table:table-cell office:value-type="float" office:value="-129.246638618" calcext:value-type="float">
            <text:p>-129.246638618</text:p>
          </table:table-cell>
          <table:table-cell table:number-columns-repeated="3"/>
        </table:table-row>
        <table:table-row table:style-name="ro1">
          <table:table-cell office:value-type="float" office:value="-275.939361138" calcext:value-type="float">
            <text:p>-275.939361138</text:p>
          </table:table-cell>
          <table:table-cell table:number-columns-repeated="3"/>
        </table:table-row>
        <table:table-row table:style-name="ro1">
          <table:table-cell office:value-type="float" office:value="-4999.98096602" calcext:value-type="float">
            <text:p>-4999.98096602</text:p>
          </table:table-cell>
          <table:table-cell table:number-columns-repeated="3"/>
        </table:table-row>
        <table:table-row table:style-name="ro1">
          <table:table-cell office:value-type="float" office:value="-138.727266298" calcext:value-type="float">
            <text:p>-138.727266298</text:p>
          </table:table-cell>
          <table:table-cell table:number-columns-repeated="3"/>
        </table:table-row>
        <table:table-row table:style-name="ro1">
          <table:table-cell office:value-type="float" office:value="-5235.37365761" calcext:value-type="float">
            <text:p>-5235.37365761</text:p>
          </table:table-cell>
          <table:table-cell table:number-columns-repeated="3"/>
        </table:table-row>
        <table:table-row table:style-name="ro1">
          <table:table-cell office:value-type="float" office:value="-233.833026743" calcext:value-type="float">
            <text:p>-233.833026743</text:p>
          </table:table-cell>
          <table:table-cell table:number-columns-repeated="3"/>
        </table:table-row>
        <table:table-row table:style-name="ro1">
          <table:table-cell office:value-type="float" office:value="-583.043604827" calcext:value-type="float">
            <text:p>-583.043604827</text:p>
          </table:table-cell>
          <table:table-cell table:number-columns-repeated="3"/>
        </table:table-row>
        <table:table-row table:style-name="ro1">
          <table:table-cell office:value-type="float" office:value="-1203.91913514" calcext:value-type="float">
            <text:p>-1203.91913514</text:p>
          </table:table-cell>
          <table:table-cell table:number-columns-repeated="3"/>
        </table:table-row>
        <table:table-row table:style-name="ro1">
          <table:table-cell office:value-type="float" office:value="-366.452592821" calcext:value-type="float">
            <text:p>-366.452592821</text:p>
          </table:table-cell>
          <table:table-cell table:number-columns-repeated="3"/>
        </table:table-row>
        <table:table-row table:style-name="ro1">
          <table:table-cell office:value-type="float" office:value="-5113.13515995" calcext:value-type="float">
            <text:p>-5113.13515995</text:p>
          </table:table-cell>
          <table:table-cell table:number-columns-repeated="3"/>
        </table:table-row>
        <table:table-row table:style-name="ro1">
          <table:table-cell office:value-type="float" office:value="-143.514985934" calcext:value-type="float">
            <text:p>-143.514985934</text:p>
          </table:table-cell>
          <table:table-cell table:number-columns-repeated="3"/>
        </table:table-row>
        <table:table-row table:style-name="ro1">
          <table:table-cell office:value-type="float" office:value="-359.892560728" calcext:value-type="float">
            <text:p>-359.892560728</text:p>
          </table:table-cell>
          <table:table-cell table:number-columns-repeated="3"/>
        </table:table-row>
        <table:table-row table:style-name="ro1">
          <table:table-cell office:value-type="float" office:value="-968.465828812" calcext:value-type="float">
            <text:p>-968.465828812</text:p>
          </table:table-cell>
          <table:table-cell table:number-columns-repeated="3"/>
        </table:table-row>
        <table:table-row table:style-name="ro1">
          <table:table-cell office:value-type="float" office:value="-518.671238762" calcext:value-type="float">
            <text:p>-518.671238762</text:p>
          </table:table-cell>
          <table:table-cell table:number-columns-repeated="3"/>
        </table:table-row>
        <table:table-row table:style-name="ro1">
          <table:table-cell office:value-type="float" office:value="-5365.72346267" calcext:value-type="float">
            <text:p>-5365.72346267</text:p>
          </table:table-cell>
          <table:table-cell table:number-columns-repeated="3"/>
        </table:table-row>
        <table:table-row table:style-name="ro1">
          <table:table-cell office:value-type="float" office:value="-397.096580722" calcext:value-type="float">
            <text:p>-397.096580722</text:p>
          </table:table-cell>
          <table:table-cell table:number-columns-repeated="3"/>
        </table:table-row>
        <table:table-row table:style-name="ro1">
          <table:table-cell office:value-type="float" office:value="-630.372040556" calcext:value-type="float">
            <text:p>-630.372040556</text:p>
          </table:table-cell>
          <table:table-cell table:number-columns-repeated="3"/>
        </table:table-row>
        <table:table-row table:style-name="ro1">
          <table:table-cell office:value-type="float" office:value="-210.742667114" calcext:value-type="float">
            <text:p>-210.742667114</text:p>
          </table:table-cell>
          <table:table-cell table:number-columns-repeated="3"/>
        </table:table-row>
        <table:table-row table:style-name="ro1">
          <table:table-cell office:value-type="float" office:value="-5679.53230967" calcext:value-type="float">
            <text:p>-5679.53230967</text:p>
          </table:table-cell>
          <table:table-cell table:number-columns-repeated="3"/>
        </table:table-row>
        <table:table-row table:style-name="ro1">
          <table:table-cell office:value-type="float" office:value="-356.794456455" calcext:value-type="float">
            <text:p>-356.794456455</text:p>
          </table:table-cell>
          <table:table-cell table:number-columns-repeated="3"/>
        </table:table-row>
        <table:table-row table:style-name="ro1">
          <table:table-cell office:value-type="float" office:value="-307.709564344" calcext:value-type="float">
            <text:p>-307.709564344</text:p>
          </table:table-cell>
          <table:table-cell table:number-columns-repeated="3"/>
        </table:table-row>
        <table:table-row table:style-name="ro1">
          <table:table-cell office:value-type="float" office:value="-319.373016838" calcext:value-type="float">
            <text:p>-319.373016838</text:p>
          </table:table-cell>
          <table:table-cell table:number-columns-repeated="3"/>
        </table:table-row>
        <table:table-row table:style-name="ro1">
          <table:table-cell office:value-type="float" office:value="-157.917042048" calcext:value-type="float">
            <text:p>-157.917042048</text:p>
          </table:table-cell>
          <table:table-cell table:number-columns-repeated="3"/>
        </table:table-row>
        <table:table-row table:style-name="ro1">
          <table:table-cell office:value-type="float" office:value="-232.389990205" calcext:value-type="float">
            <text:p>-232.389990205</text:p>
          </table:table-cell>
          <table:table-cell table:number-columns-repeated="3"/>
        </table:table-row>
        <table:table-row table:style-name="ro1">
          <table:table-cell office:value-type="float" office:value="-287.622341162" calcext:value-type="float">
            <text:p>-287.622341162</text:p>
          </table:table-cell>
          <table:table-cell table:number-columns-repeated="3"/>
        </table:table-row>
        <table:table-row table:style-name="ro1">
          <table:table-cell office:value-type="float" office:value="-275.5741697" calcext:value-type="float">
            <text:p>-275.5741697</text:p>
          </table:table-cell>
          <table:table-cell table:number-columns-repeated="3"/>
        </table:table-row>
        <table:table-row table:style-name="ro1">
          <table:table-cell office:value-type="float" office:value="-5312.4494303" calcext:value-type="float">
            <text:p>-5312.4494303</text:p>
          </table:table-cell>
          <table:table-cell table:number-columns-repeated="3"/>
        </table:table-row>
        <table:table-row table:style-name="ro1">
          <table:table-cell office:value-type="float" office:value="-591.597090851" calcext:value-type="float">
            <text:p>-591.597090851</text:p>
          </table:table-cell>
          <table:table-cell table:number-columns-repeated="3"/>
        </table:table-row>
        <table:table-row table:style-name="ro1">
          <table:table-cell office:value-type="float" office:value="-125.137595177" calcext:value-type="float">
            <text:p>-125.137595177</text:p>
          </table:table-cell>
          <table:table-cell table:number-columns-repeated="3"/>
        </table:table-row>
        <table:table-row table:style-name="ro1">
          <table:table-cell office:value-type="float" office:value="-194.939772722" calcext:value-type="float">
            <text:p>-194.939772722</text:p>
          </table:table-cell>
          <table:table-cell table:number-columns-repeated="3"/>
        </table:table-row>
        <table:table-row table:style-name="ro1">
          <table:table-cell office:value-type="float" office:value="-184.85168266" calcext:value-type="float">
            <text:p>-184.85168266</text:p>
          </table:table-cell>
          <table:table-cell table:number-columns-repeated="3"/>
        </table:table-row>
        <table:table-row table:style-name="ro1">
          <table:table-cell office:value-type="float" office:value="-217.892643078" calcext:value-type="float">
            <text:p>-217.892643078</text:p>
          </table:table-cell>
          <table:table-cell table:number-columns-repeated="3"/>
        </table:table-row>
        <table:table-row table:style-name="ro1">
          <table:table-cell office:value-type="float" office:value="-5261.15647295" calcext:value-type="float">
            <text:p>-5261.15647295</text:p>
          </table:table-cell>
          <table:table-cell table:number-columns-repeated="3"/>
        </table:table-row>
        <table:table-row table:style-name="ro1">
          <table:table-cell office:value-type="float" office:value="-346.542250844" calcext:value-type="float">
            <text:p>-346.542250844</text:p>
          </table:table-cell>
          <table:table-cell table:number-columns-repeated="3"/>
        </table:table-row>
        <table:table-row table:style-name="ro1">
          <table:table-cell office:value-type="float" office:value="-562.219289935" calcext:value-type="float">
            <text:p>-562.219289935</text:p>
          </table:table-cell>
          <table:table-cell table:number-columns-repeated="3"/>
        </table:table-row>
        <table:table-row table:style-name="ro1">
          <table:table-cell office:value-type="float" office:value="-418.462977228" calcext:value-type="float">
            <text:p>-418.462977228</text:p>
          </table:table-cell>
          <table:table-cell table:number-columns-repeated="3"/>
        </table:table-row>
        <table:table-row table:style-name="ro1">
          <table:table-cell office:value-type="float" office:value="-5438.66133477" calcext:value-type="float">
            <text:p>-5438.66133477</text:p>
          </table:table-cell>
          <table:table-cell table:number-columns-repeated="3"/>
        </table:table-row>
        <table:table-row table:style-name="ro1">
          <table:table-cell office:value-type="float" office:value="-358.718001763" calcext:value-type="float">
            <text:p>-358.718001763</text:p>
          </table:table-cell>
          <table:table-cell table:number-columns-repeated="3"/>
        </table:table-row>
        <table:table-row table:style-name="ro1">
          <table:table-cell office:value-type="float" office:value="-124.01534145" calcext:value-type="float">
            <text:p>-124.01534145</text:p>
          </table:table-cell>
          <table:table-cell table:number-columns-repeated="3"/>
        </table:table-row>
        <table:table-row table:style-name="ro1">
          <table:table-cell office:value-type="float" office:value="-446.306299877" calcext:value-type="float">
            <text:p>-446.306299877</text:p>
          </table:table-cell>
          <table:table-cell table:number-columns-repeated="3"/>
        </table:table-row>
        <table:table-row table:style-name="ro1">
          <table:table-cell office:value-type="float" office:value="-116.367659832" calcext:value-type="float">
            <text:p>-116.367659832</text:p>
          </table:table-cell>
          <table:table-cell table:number-columns-repeated="3"/>
        </table:table-row>
        <table:table-row table:style-name="ro1">
          <table:table-cell office:value-type="float" office:value="-501.569212403" calcext:value-type="float">
            <text:p>-501.569212403</text:p>
          </table:table-cell>
          <table:table-cell table:number-columns-repeated="3"/>
        </table:table-row>
        <table:table-row table:style-name="ro1">
          <table:table-cell office:value-type="float" office:value="-236.305470037" calcext:value-type="float">
            <text:p>-236.305470037</text:p>
          </table:table-cell>
          <table:table-cell table:number-columns-repeated="3"/>
        </table:table-row>
        <table:table-row table:style-name="ro1">
          <table:table-cell office:value-type="float" office:value="-5409.94015759" calcext:value-type="float">
            <text:p>-5409.94015759</text:p>
          </table:table-cell>
          <table:table-cell table:number-columns-repeated="3"/>
        </table:table-row>
        <table:table-row table:style-name="ro1">
          <table:table-cell office:value-type="float" office:value="-576.379124977" calcext:value-type="float">
            <text:p>-576.379124977</text:p>
          </table:table-cell>
          <table:table-cell table:number-columns-repeated="3"/>
        </table:table-row>
        <table:table-row table:style-name="ro1">
          <table:table-cell office:value-type="float" office:value="-380.758852736" calcext:value-type="float">
            <text:p>-380.758852736</text:p>
          </table:table-cell>
          <table:table-cell table:number-columns-repeated="3"/>
        </table:table-row>
        <table:table-row table:style-name="ro1">
          <table:table-cell office:value-type="float" office:value="-131.17933006" calcext:value-type="float">
            <text:p>-131.17933006</text:p>
          </table:table-cell>
          <table:table-cell table:number-columns-repeated="3"/>
        </table:table-row>
        <table:table-row table:style-name="ro1">
          <table:table-cell office:value-type="float" office:value="-128.106297059" calcext:value-type="float">
            <text:p>-128.106297059</text:p>
          </table:table-cell>
          <table:table-cell table:number-columns-repeated="3"/>
        </table:table-row>
        <table:table-row table:style-name="ro1">
          <table:table-cell office:value-type="float" office:value="-355.595664196" calcext:value-type="float">
            <text:p>-355.595664196</text:p>
          </table:table-cell>
          <table:table-cell table:number-columns-repeated="3"/>
        </table:table-row>
        <table:table-row table:style-name="ro1">
          <table:table-cell office:value-type="float" office:value="-7300.92921172" calcext:value-type="float">
            <text:p>-7300.92921172</text:p>
          </table:table-cell>
          <table:table-cell table:number-columns-repeated="3"/>
        </table:table-row>
        <table:table-row table:style-name="ro1">
          <table:table-cell office:value-type="float" office:value="-6061.85935344" calcext:value-type="float">
            <text:p>-6061.85935344</text:p>
          </table:table-cell>
          <table:table-cell table:number-columns-repeated="3"/>
        </table:table-row>
        <table:table-row table:style-name="ro1">
          <table:table-cell office:value-type="float" office:value="-5691.94913741" calcext:value-type="float">
            <text:p>-5691.94913741</text:p>
          </table:table-cell>
          <table:table-cell table:number-columns-repeated="3"/>
        </table:table-row>
        <table:table-row table:style-name="ro1">
          <table:table-cell office:value-type="float" office:value="-172.858451903" calcext:value-type="float">
            <text:p>-172.858451903</text:p>
          </table:table-cell>
          <table:table-cell table:number-columns-repeated="3"/>
        </table:table-row>
        <table:table-row table:style-name="ro1">
          <table:table-cell office:value-type="float" office:value="-445.982893588" calcext:value-type="float">
            <text:p>-445.982893588</text:p>
          </table:table-cell>
          <table:table-cell table:number-columns-repeated="3"/>
        </table:table-row>
        <table:table-row table:style-name="ro1">
          <table:table-cell office:value-type="float" office:value="-159.203523301" calcext:value-type="float">
            <text:p>-159.203523301</text:p>
          </table:table-cell>
          <table:table-cell table:number-columns-repeated="3"/>
        </table:table-row>
        <table:table-row table:style-name="ro1">
          <table:table-cell office:value-type="float" office:value="-339.524821067" calcext:value-type="float">
            <text:p>-339.524821067</text:p>
          </table:table-cell>
          <table:table-cell table:number-columns-repeated="3"/>
        </table:table-row>
        <table:table-row table:style-name="ro1">
          <table:table-cell office:value-type="float" office:value="-455.151747299" calcext:value-type="float">
            <text:p>-455.151747299</text:p>
          </table:table-cell>
          <table:table-cell table:number-columns-repeated="3"/>
        </table:table-row>
        <table:table-row table:style-name="ro1">
          <table:table-cell office:value-type="float" office:value="-150.890267253" calcext:value-type="float">
            <text:p>-150.890267253</text:p>
          </table:table-cell>
          <table:table-cell table:number-columns-repeated="3"/>
        </table:table-row>
        <table:table-row table:style-name="ro1">
          <table:table-cell office:value-type="float" office:value="-344.69081133" calcext:value-type="float">
            <text:p>-344.69081133</text:p>
          </table:table-cell>
          <table:table-cell table:number-columns-repeated="3"/>
        </table:table-row>
        <table:table-row table:style-name="ro1">
          <table:table-cell office:value-type="float" office:value="-4585.18707792" calcext:value-type="float">
            <text:p>-4585.18707792</text:p>
          </table:table-cell>
          <table:table-cell table:number-columns-repeated="3"/>
        </table:table-row>
        <table:table-row table:style-name="ro1">
          <table:table-cell office:value-type="float" office:value="-296.847178595" calcext:value-type="float">
            <text:p>-296.847178595</text:p>
          </table:table-cell>
          <table:table-cell table:number-columns-repeated="3"/>
        </table:table-row>
        <table:table-row table:style-name="ro1">
          <table:table-cell office:value-type="float" office:value="-390.880994846" calcext:value-type="float">
            <text:p>-390.880994846</text:p>
          </table:table-cell>
          <table:table-cell table:number-columns-repeated="3"/>
        </table:table-row>
        <table:table-row table:style-name="ro1">
          <table:table-cell office:value-type="float" office:value="-387.651502164" calcext:value-type="float">
            <text:p>-387.651502164</text:p>
          </table:table-cell>
          <table:table-cell table:number-columns-repeated="3"/>
        </table:table-row>
        <table:table-row table:style-name="ro1">
          <table:table-cell office:value-type="float" office:value="-292.614756295" calcext:value-type="float">
            <text:p>-292.614756295</text:p>
          </table:table-cell>
          <table:table-cell table:number-columns-repeated="3"/>
        </table:table-row>
        <table:table-row table:style-name="ro1">
          <table:table-cell office:value-type="float" office:value="-162.705398386" calcext:value-type="float">
            <text:p>-162.705398386</text:p>
          </table:table-cell>
          <table:table-cell table:number-columns-repeated="3"/>
        </table:table-row>
        <table:table-row table:style-name="ro1">
          <table:table-cell office:value-type="float" office:value="-282.691432474" calcext:value-type="float">
            <text:p>-282.691432474</text:p>
          </table:table-cell>
          <table:table-cell table:number-columns-repeated="3"/>
        </table:table-row>
        <table:table-row table:style-name="ro1">
          <table:table-cell office:value-type="float" office:value="-538.215152346" calcext:value-type="float">
            <text:p>-538.215152346</text:p>
          </table:table-cell>
          <table:table-cell table:number-columns-repeated="3"/>
        </table:table-row>
        <table:table-row table:style-name="ro1">
          <table:table-cell office:value-type="float" office:value="-4450.8622886" calcext:value-type="float">
            <text:p>-4450.8622886</text:p>
          </table:table-cell>
          <table:table-cell table:number-columns-repeated="3"/>
        </table:table-row>
        <table:table-row table:style-name="ro1">
          <table:table-cell office:value-type="float" office:value="-607.130907428" calcext:value-type="float">
            <text:p>-607.130907428</text:p>
          </table:table-cell>
          <table:table-cell table:number-columns-repeated="3"/>
        </table:table-row>
        <table:table-row table:style-name="ro1">
          <table:table-cell office:value-type="float" office:value="-4924.57375529" calcext:value-type="float">
            <text:p>-4924.57375529</text:p>
          </table:table-cell>
          <table:table-cell table:number-columns-repeated="3"/>
        </table:table-row>
        <table:table-row table:style-name="ro1">
          <table:table-cell office:value-type="float" office:value="-244.497915154" calcext:value-type="float">
            <text:p>-244.497915154</text:p>
          </table:table-cell>
          <table:table-cell table:number-columns-repeated="3"/>
        </table:table-row>
        <table:table-row table:style-name="ro1">
          <table:table-cell office:value-type="float" office:value="-757.801274867" calcext:value-type="float">
            <text:p>-757.801274867</text:p>
          </table:table-cell>
          <table:table-cell table:number-columns-repeated="3"/>
        </table:table-row>
        <table:table-row table:style-name="ro1">
          <table:table-cell office:value-type="float" office:value="-147.157309943" calcext:value-type="float">
            <text:p>-147.157309943</text:p>
          </table:table-cell>
          <table:table-cell table:number-columns-repeated="3"/>
        </table:table-row>
        <table:table-row table:style-name="ro1">
          <table:table-cell office:value-type="float" office:value="-523.432533044" calcext:value-type="float">
            <text:p>-523.432533044</text:p>
          </table:table-cell>
          <table:table-cell table:number-columns-repeated="3"/>
        </table:table-row>
        <table:table-row table:style-name="ro1">
          <table:table-cell office:value-type="float" office:value="-139.136891308" calcext:value-type="float">
            <text:p>-139.136891308</text:p>
          </table:table-cell>
          <table:table-cell table:number-columns-repeated="3"/>
        </table:table-row>
        <table:table-row table:style-name="ro1">
          <table:table-cell office:value-type="float" office:value="-258.174331526" calcext:value-type="float">
            <text:p>-258.174331526</text:p>
          </table:table-cell>
          <table:table-cell table:number-columns-repeated="3"/>
        </table:table-row>
        <table:table-row table:style-name="ro1">
          <table:table-cell office:value-type="float" office:value="-221.399753392" calcext:value-type="float">
            <text:p>-221.399753392</text:p>
          </table:table-cell>
          <table:table-cell table:number-columns-repeated="3"/>
        </table:table-row>
        <table:table-row table:style-name="ro1">
          <table:table-cell office:value-type="float" office:value="-157.715865131" calcext:value-type="float">
            <text:p>-157.715865131</text:p>
          </table:table-cell>
          <table:table-cell table:number-columns-repeated="3"/>
        </table:table-row>
        <table:table-row table:style-name="ro1">
          <table:table-cell office:value-type="float" office:value="-849.638635437" calcext:value-type="float">
            <text:p>-849.638635437</text:p>
          </table:table-cell>
          <table:table-cell table:number-columns-repeated="3"/>
        </table:table-row>
        <table:table-row table:style-name="ro1">
          <table:table-cell office:value-type="float" office:value="-673.576475081" calcext:value-type="float">
            <text:p>-673.576475081</text:p>
          </table:table-cell>
          <table:table-cell table:number-columns-repeated="3"/>
        </table:table-row>
        <table:table-row table:style-name="ro1">
          <table:table-cell office:value-type="float" office:value="-142.874281755" calcext:value-type="float">
            <text:p>-142.874281755</text:p>
          </table:table-cell>
          <table:table-cell table:number-columns-repeated="3"/>
        </table:table-row>
        <table:table-row table:style-name="ro1">
          <table:table-cell office:value-type="float" office:value="-427.062199361" calcext:value-type="float">
            <text:p>-427.062199361</text:p>
          </table:table-cell>
          <table:table-cell table:number-columns-repeated="3"/>
        </table:table-row>
        <table:table-row table:style-name="ro1">
          <table:table-cell office:value-type="float" office:value="-5121.4175378" calcext:value-type="float">
            <text:p>-5121.4175378</text:p>
          </table:table-cell>
          <table:table-cell table:number-columns-repeated="3"/>
        </table:table-row>
        <table:table-row table:style-name="ro1">
          <table:table-cell office:value-type="float" office:value="-622.961949823" calcext:value-type="float">
            <text:p>-622.961949823</text:p>
          </table:table-cell>
          <table:table-cell table:number-columns-repeated="3"/>
        </table:table-row>
        <table:table-row table:style-name="ro1">
          <table:table-cell office:value-type="float" office:value="-5822.59830148" calcext:value-type="float">
            <text:p>-5822.59830148</text:p>
          </table:table-cell>
          <table:table-cell table:number-columns-repeated="3"/>
        </table:table-row>
        <table:table-row table:style-name="ro1">
          <table:table-cell office:value-type="float" office:value="-3755.559023" calcext:value-type="float">
            <text:p>-3755.559023</text:p>
          </table:table-cell>
          <table:table-cell table:number-columns-repeated="3"/>
        </table:table-row>
        <table:table-row table:style-name="ro1">
          <table:table-cell office:value-type="float" office:value="-140.96323095" calcext:value-type="float">
            <text:p>-140.96323095</text:p>
          </table:table-cell>
          <table:table-cell table:number-columns-repeated="3"/>
        </table:table-row>
        <table:table-row table:style-name="ro1">
          <table:table-cell office:value-type="float" office:value="-343.050673091" calcext:value-type="float">
            <text:p>-343.050673091</text:p>
          </table:table-cell>
          <table:table-cell table:number-columns-repeated="3"/>
        </table:table-row>
        <table:table-row table:style-name="ro1">
          <table:table-cell office:value-type="float" office:value="-295.904786015" calcext:value-type="float">
            <text:p>-295.904786015</text:p>
          </table:table-cell>
          <table:table-cell table:number-columns-repeated="3"/>
        </table:table-row>
        <table:table-row table:style-name="ro1">
          <table:table-cell office:value-type="float" office:value="-5038.94957158" calcext:value-type="float">
            <text:p>-5038.94957158</text:p>
          </table:table-cell>
          <table:table-cell table:number-columns-repeated="3"/>
        </table:table-row>
        <table:table-row table:style-name="ro1">
          <table:table-cell office:value-type="float" office:value="-5500.67489197" calcext:value-type="float">
            <text:p>-5500.67489197</text:p>
          </table:table-cell>
          <table:table-cell table:number-columns-repeated="3"/>
        </table:table-row>
        <table:table-row table:style-name="ro1">
          <table:table-cell office:value-type="float" office:value="-241.519142011" calcext:value-type="float">
            <text:p>-241.519142011</text:p>
          </table:table-cell>
          <table:table-cell table:number-columns-repeated="3"/>
        </table:table-row>
        <table:table-row table:style-name="ro1">
          <table:table-cell office:value-type="float" office:value="-394.153448256" calcext:value-type="float">
            <text:p>-394.153448256</text:p>
          </table:table-cell>
          <table:table-cell table:number-columns-repeated="3"/>
        </table:table-row>
        <table:table-row table:style-name="ro1">
          <table:table-cell office:value-type="float" office:value="-213.228737521" calcext:value-type="float">
            <text:p>-213.228737521</text:p>
          </table:table-cell>
          <table:table-cell table:number-columns-repeated="3"/>
        </table:table-row>
        <table:table-row table:style-name="ro1">
          <table:table-cell office:value-type="float" office:value="-225.018046731" calcext:value-type="float">
            <text:p>-225.018046731</text:p>
          </table:table-cell>
          <table:table-cell table:number-columns-repeated="3"/>
        </table:table-row>
        <table:table-row table:style-name="ro1">
          <table:table-cell office:value-type="float" office:value="-303.271296883" calcext:value-type="float">
            <text:p>-303.271296883</text:p>
          </table:table-cell>
          <table:table-cell table:number-columns-repeated="3"/>
        </table:table-row>
        <table:table-row table:style-name="ro1">
          <table:table-cell office:value-type="float" office:value="-980.61605688" calcext:value-type="float">
            <text:p>-980.61605688</text:p>
          </table:table-cell>
          <table:table-cell table:number-columns-repeated="3"/>
        </table:table-row>
        <table:table-row table:style-name="ro1">
          <table:table-cell office:value-type="float" office:value="-309.551883146" calcext:value-type="float">
            <text:p>-309.551883146</text:p>
          </table:table-cell>
          <table:table-cell table:number-columns-repeated="3"/>
        </table:table-row>
        <table:table-row table:style-name="ro1">
          <table:table-cell office:value-type="float" office:value="-3592.78749773" calcext:value-type="float">
            <text:p>-3592.78749773</text:p>
          </table:table-cell>
          <table:table-cell table:number-columns-repeated="3"/>
        </table:table-row>
        <table:table-row table:style-name="ro1">
          <table:table-cell office:value-type="float" office:value="-410.123269229" calcext:value-type="float">
            <text:p>-410.123269229</text:p>
          </table:table-cell>
          <table:table-cell table:number-columns-repeated="3"/>
        </table:table-row>
        <table:table-row table:style-name="ro1">
          <table:table-cell office:value-type="float" office:value="-5465.97836067" calcext:value-type="float">
            <text:p>-5465.97836067</text:p>
          </table:table-cell>
          <table:table-cell table:number-columns-repeated="3"/>
        </table:table-row>
        <table:table-row table:style-name="ro1">
          <table:table-cell office:value-type="float" office:value="-306.952301294" calcext:value-type="float">
            <text:p>-306.952301294</text:p>
          </table:table-cell>
          <table:table-cell table:number-columns-repeated="3"/>
        </table:table-row>
        <table:table-row table:style-name="ro1">
          <table:table-cell office:value-type="float" office:value="-5767.36993084" calcext:value-type="float">
            <text:p>-5767.36993084</text:p>
          </table:table-cell>
          <table:table-cell table:number-columns-repeated="3"/>
        </table:table-row>
        <table:table-row table:style-name="ro1">
          <table:table-cell office:value-type="float" office:value="-630.28962218" calcext:value-type="float">
            <text:p>-630.28962218</text:p>
          </table:table-cell>
          <table:table-cell table:number-columns-repeated="3"/>
        </table:table-row>
        <table:table-row table:style-name="ro1">
          <table:table-cell office:value-type="float" office:value="-323.049649766" calcext:value-type="float">
            <text:p>-323.049649766</text:p>
          </table:table-cell>
          <table:table-cell table:number-columns-repeated="3"/>
        </table:table-row>
        <table:table-row table:style-name="ro1">
          <table:table-cell office:value-type="float" office:value="-314.928384773" calcext:value-type="float">
            <text:p>-314.928384773</text:p>
          </table:table-cell>
          <table:table-cell table:number-columns-repeated="3"/>
        </table:table-row>
        <table:table-row table:style-name="ro1">
          <table:table-cell office:value-type="float" office:value="-397.627462618" calcext:value-type="float">
            <text:p>-397.627462618</text:p>
          </table:table-cell>
          <table:table-cell table:number-columns-repeated="3"/>
        </table:table-row>
        <table:table-row table:style-name="ro1">
          <table:table-cell office:value-type="float" office:value="-829.334753014" calcext:value-type="float">
            <text:p>-829.334753014</text:p>
          </table:table-cell>
          <table:table-cell table:number-columns-repeated="3"/>
        </table:table-row>
        <table:table-row table:style-name="ro1">
          <table:table-cell office:value-type="float" office:value="-167.209003227" calcext:value-type="float">
            <text:p>-167.209003227</text:p>
          </table:table-cell>
          <table:table-cell table:number-columns-repeated="3"/>
        </table:table-row>
        <table:table-row table:style-name="ro1">
          <table:table-cell office:value-type="float" office:value="-160.534537628" calcext:value-type="float">
            <text:p>-160.534537628</text:p>
          </table:table-cell>
          <table:table-cell table:number-columns-repeated="3"/>
        </table:table-row>
        <table:table-row table:style-name="ro1">
          <table:table-cell office:value-type="float" office:value="-4898.72583249" calcext:value-type="float">
            <text:p>-4898.72583249</text:p>
          </table:table-cell>
          <table:table-cell table:number-columns-repeated="3"/>
        </table:table-row>
        <table:table-row table:style-name="ro1">
          <table:table-cell office:value-type="float" office:value="-451.230078123" calcext:value-type="float">
            <text:p>-451.230078123</text:p>
          </table:table-cell>
          <table:table-cell table:number-columns-repeated="3"/>
        </table:table-row>
        <table:table-row table:style-name="ro1">
          <table:table-cell office:value-type="float" office:value="-1318.4256905" calcext:value-type="float">
            <text:p>-1318.4256905</text:p>
          </table:table-cell>
          <table:table-cell table:number-columns-repeated="3"/>
        </table:table-row>
        <table:table-row table:style-name="ro1">
          <table:table-cell office:value-type="float" office:value="-5149.74071666" calcext:value-type="float">
            <text:p>-5149.74071666</text:p>
          </table:table-cell>
          <table:table-cell table:number-columns-repeated="3"/>
        </table:table-row>
        <table:table-row table:style-name="ro1">
          <table:table-cell office:value-type="float" office:value="-168.295460114" calcext:value-type="float">
            <text:p>-168.295460114</text:p>
          </table:table-cell>
          <table:table-cell table:number-columns-repeated="3"/>
        </table:table-row>
        <table:table-row table:style-name="ro1">
          <table:table-cell office:value-type="float" office:value="-115.582269107" calcext:value-type="float">
            <text:p>-115.582269107</text:p>
          </table:table-cell>
          <table:table-cell table:number-columns-repeated="3"/>
        </table:table-row>
        <table:table-row table:style-name="ro1">
          <table:table-cell office:value-type="float" office:value="-482.734275654" calcext:value-type="float">
            <text:p>-482.734275654</text:p>
          </table:table-cell>
          <table:table-cell table:number-columns-repeated="3"/>
        </table:table-row>
        <table:table-row table:style-name="ro1">
          <table:table-cell office:value-type="float" office:value="-3656.29223207" calcext:value-type="float">
            <text:p>-3656.29223207</text:p>
          </table:table-cell>
          <table:table-cell table:number-columns-repeated="3"/>
        </table:table-row>
        <table:table-row table:style-name="ro1">
          <table:table-cell office:value-type="float" office:value="-379.141855268" calcext:value-type="float">
            <text:p>-379.141855268</text:p>
          </table:table-cell>
          <table:table-cell table:number-columns-repeated="3"/>
        </table:table-row>
        <table:table-row table:style-name="ro1">
          <table:table-cell office:value-type="float" office:value="-4427.04426773" calcext:value-type="float">
            <text:p>-4427.04426773</text:p>
          </table:table-cell>
          <table:table-cell table:number-columns-repeated="3"/>
        </table:table-row>
        <table:table-row table:style-name="ro1">
          <table:table-cell office:value-type="float" office:value="-326.938913721" calcext:value-type="float">
            <text:p>-326.938913721</text:p>
          </table:table-cell>
          <table:table-cell table:number-columns-repeated="3"/>
        </table:table-row>
        <table:table-row table:style-name="ro1">
          <table:table-cell office:value-type="float" office:value="-2541.93173591" calcext:value-type="float">
            <text:p>-2541.93173591</text:p>
          </table:table-cell>
          <table:table-cell table:number-columns-repeated="3"/>
        </table:table-row>
        <table:table-row table:style-name="ro1">
          <table:table-cell office:value-type="float" office:value="-820.439273438" calcext:value-type="float">
            <text:p>-820.439273438</text:p>
          </table:table-cell>
          <table:table-cell table:number-columns-repeated="3"/>
        </table:table-row>
        <table:table-row table:style-name="ro1">
          <table:table-cell office:value-type="float" office:value="-241.634067181" calcext:value-type="float">
            <text:p>-241.634067181</text:p>
          </table:table-cell>
          <table:table-cell table:number-columns-repeated="3"/>
        </table:table-row>
        <table:table-row table:style-name="ro1">
          <table:table-cell office:value-type="float" office:value="-929.378527982" calcext:value-type="float">
            <text:p>-929.378527982</text:p>
          </table:table-cell>
          <table:table-cell table:number-columns-repeated="3"/>
        </table:table-row>
        <table:table-row table:style-name="ro1">
          <table:table-cell office:value-type="float" office:value="-151.213927314" calcext:value-type="float">
            <text:p>-151.213927314</text:p>
          </table:table-cell>
          <table:table-cell table:number-columns-repeated="3"/>
        </table:table-row>
        <table:table-row table:style-name="ro1">
          <table:table-cell office:value-type="float" office:value="-4984.3252351" calcext:value-type="float">
            <text:p>-4984.3252351</text:p>
          </table:table-cell>
          <table:table-cell table:number-columns-repeated="3"/>
        </table:table-row>
        <table:table-row table:style-name="ro1">
          <table:table-cell office:value-type="float" office:value="-271.004263618" calcext:value-type="float">
            <text:p>-271.004263618</text:p>
          </table:table-cell>
          <table:table-cell table:number-columns-repeated="3"/>
        </table:table-row>
        <table:table-row table:style-name="ro1">
          <table:table-cell office:value-type="float" office:value="-303.693834069" calcext:value-type="float">
            <text:p>-303.693834069</text:p>
          </table:table-cell>
          <table:table-cell table:number-columns-repeated="3"/>
        </table:table-row>
        <table:table-row table:style-name="ro1">
          <table:table-cell office:value-type="float" office:value="-5641.84783811" calcext:value-type="float">
            <text:p>-5641.84783811</text:p>
          </table:table-cell>
          <table:table-cell table:number-columns-repeated="3"/>
        </table:table-row>
        <table:table-row table:style-name="ro1">
          <table:table-cell office:value-type="float" office:value="-349.350281898" calcext:value-type="float">
            <text:p>-349.350281898</text:p>
          </table:table-cell>
          <table:table-cell table:number-columns-repeated="3"/>
        </table:table-row>
        <table:table-row table:style-name="ro1">
          <table:table-cell office:value-type="float" office:value="-227.46459808" calcext:value-type="float">
            <text:p>-227.46459808</text:p>
          </table:table-cell>
          <table:table-cell table:number-columns-repeated="3"/>
        </table:table-row>
        <table:table-row table:style-name="ro1">
          <table:table-cell office:value-type="float" office:value="-4595.54305162" calcext:value-type="float">
            <text:p>-4595.54305162</text:p>
          </table:table-cell>
          <table:table-cell table:number-columns-repeated="3"/>
        </table:table-row>
        <table:table-row table:style-name="ro1">
          <table:table-cell office:value-type="float" office:value="-359.544751164" calcext:value-type="float">
            <text:p>-359.544751164</text:p>
          </table:table-cell>
          <table:table-cell table:number-columns-repeated="3"/>
        </table:table-row>
        <table:table-row table:style-name="ro1">
          <table:table-cell office:value-type="float" office:value="-279.417768348" calcext:value-type="float">
            <text:p>-279.417768348</text:p>
          </table:table-cell>
          <table:table-cell table:number-columns-repeated="3"/>
        </table:table-row>
        <table:table-row table:style-name="ro1">
          <table:table-cell office:value-type="float" office:value="-5805.76233147" calcext:value-type="float">
            <text:p>-5805.76233147</text:p>
          </table:table-cell>
          <table:table-cell table:number-columns-repeated="3"/>
        </table:table-row>
        <table:table-row table:style-name="ro1">
          <table:table-cell office:value-type="float" office:value="-209.521337678" calcext:value-type="float">
            <text:p>-209.521337678</text:p>
          </table:table-cell>
          <table:table-cell table:number-columns-repeated="3"/>
        </table:table-row>
        <table:table-row table:style-name="ro1">
          <table:table-cell office:value-type="float" office:value="-477.17828404" calcext:value-type="float">
            <text:p>-477.17828404</text:p>
          </table:table-cell>
          <table:table-cell table:number-columns-repeated="3"/>
        </table:table-row>
        <table:table-row table:style-name="ro1">
          <table:table-cell office:value-type="float" office:value="-5053.61920635" calcext:value-type="float">
            <text:p>-5053.61920635</text:p>
          </table:table-cell>
          <table:table-cell table:number-columns-repeated="3"/>
        </table:table-row>
        <table:table-row table:style-name="ro1">
          <table:table-cell office:value-type="float" office:value="-4899.73611827" calcext:value-type="float">
            <text:p>-4899.73611827</text:p>
          </table:table-cell>
          <table:table-cell table:number-columns-repeated="3"/>
        </table:table-row>
        <table:table-row table:style-name="ro1">
          <table:table-cell office:value-type="float" office:value="-220.581659918" calcext:value-type="float">
            <text:p>-220.581659918</text:p>
          </table:table-cell>
          <table:table-cell table:number-columns-repeated="3"/>
        </table:table-row>
        <table:table-row table:style-name="ro1">
          <table:table-cell office:value-type="float" office:value="-835.084339064" calcext:value-type="float">
            <text:p>-835.084339064</text:p>
          </table:table-cell>
          <table:table-cell table:number-columns-repeated="3"/>
        </table:table-row>
        <table:table-row table:style-name="ro1">
          <table:table-cell office:value-type="float" office:value="-267.396810303" calcext:value-type="float">
            <text:p>-267.396810303</text:p>
          </table:table-cell>
          <table:table-cell table:number-columns-repeated="3"/>
        </table:table-row>
        <table:table-row table:style-name="ro1">
          <table:table-cell office:value-type="float" office:value="-403.782438243" calcext:value-type="float">
            <text:p>-403.782438243</text:p>
          </table:table-cell>
          <table:table-cell table:number-columns-repeated="3"/>
        </table:table-row>
        <table:table-row table:style-name="ro1">
          <table:table-cell office:value-type="float" office:value="-193.704183837" calcext:value-type="float">
            <text:p>-193.704183837</text:p>
          </table:table-cell>
          <table:table-cell table:number-columns-repeated="3"/>
        </table:table-row>
        <table:table-row table:style-name="ro1">
          <table:table-cell office:value-type="float" office:value="-370.574557547" calcext:value-type="float">
            <text:p>-370.574557547</text:p>
          </table:table-cell>
          <table:table-cell table:number-columns-repeated="3"/>
        </table:table-row>
        <table:table-row table:style-name="ro1">
          <table:table-cell office:value-type="float" office:value="-1211.97435096" calcext:value-type="float">
            <text:p>-1211.97435096</text:p>
          </table:table-cell>
          <table:table-cell table:number-columns-repeated="3"/>
        </table:table-row>
        <table:table-row table:style-name="ro1">
          <table:table-cell office:value-type="float" office:value="-166.240292099" calcext:value-type="float">
            <text:p>-166.240292099</text:p>
          </table:table-cell>
          <table:table-cell table:number-columns-repeated="3"/>
        </table:table-row>
        <table:table-row table:style-name="ro1">
          <table:table-cell office:value-type="float" office:value="-163.55288221" calcext:value-type="float">
            <text:p>-163.55288221</text:p>
          </table:table-cell>
          <table:table-cell table:number-columns-repeated="3"/>
        </table:table-row>
        <table:table-row table:style-name="ro1">
          <table:table-cell office:value-type="float" office:value="-148.476041362" calcext:value-type="float">
            <text:p>-148.476041362</text:p>
          </table:table-cell>
          <table:table-cell table:number-columns-repeated="3"/>
        </table:table-row>
        <table:table-row table:style-name="ro1">
          <table:table-cell office:value-type="float" office:value="-274.118002642" calcext:value-type="float">
            <text:p>-274.118002642</text:p>
          </table:table-cell>
          <table:table-cell table:number-columns-repeated="3"/>
        </table:table-row>
        <table:table-row table:style-name="ro1">
          <table:table-cell office:value-type="float" office:value="-225.304219728" calcext:value-type="float">
            <text:p>-225.304219728</text:p>
          </table:table-cell>
          <table:table-cell table:number-columns-repeated="3"/>
        </table:table-row>
        <table:table-row table:style-name="ro1">
          <table:table-cell office:value-type="float" office:value="-169.595178049" calcext:value-type="float">
            <text:p>-169.595178049</text:p>
          </table:table-cell>
          <table:table-cell table:number-columns-repeated="3"/>
        </table:table-row>
        <table:table-row table:style-name="ro1">
          <table:table-cell office:value-type="float" office:value="-418.474913921" calcext:value-type="float">
            <text:p>-418.474913921</text:p>
          </table:table-cell>
          <table:table-cell table:number-columns-repeated="3"/>
        </table:table-row>
        <table:table-row table:style-name="ro1">
          <table:table-cell office:value-type="float" office:value="-317.176703959" calcext:value-type="float">
            <text:p>-317.176703959</text:p>
          </table:table-cell>
          <table:table-cell table:number-columns-repeated="3"/>
        </table:table-row>
        <table:table-row table:style-name="ro1">
          <table:table-cell office:value-type="float" office:value="-898.370160885" calcext:value-type="float">
            <text:p>-898.370160885</text:p>
          </table:table-cell>
          <table:table-cell table:number-columns-repeated="3"/>
        </table:table-row>
        <table:table-row table:style-name="ro1">
          <table:table-cell office:value-type="float" office:value="-4649.12765395" calcext:value-type="float">
            <text:p>-4649.12765395</text:p>
          </table:table-cell>
          <table:table-cell table:number-columns-repeated="3"/>
        </table:table-row>
        <table:table-row table:style-name="ro1">
          <table:table-cell office:value-type="float" office:value="-272.921146065" calcext:value-type="float">
            <text:p>-272.921146065</text:p>
          </table:table-cell>
          <table:table-cell table:number-columns-repeated="3"/>
        </table:table-row>
        <table:table-row table:style-name="ro1">
          <table:table-cell office:value-type="float" office:value="-466.39835036" calcext:value-type="float">
            <text:p>-466.39835036</text:p>
          </table:table-cell>
          <table:table-cell table:number-columns-repeated="3"/>
        </table:table-row>
        <table:table-row table:style-name="ro1">
          <table:table-cell office:value-type="float" office:value="-622.751446413" calcext:value-type="float">
            <text:p>-622.751446413</text:p>
          </table:table-cell>
          <table:table-cell table:number-columns-repeated="3"/>
        </table:table-row>
        <table:table-row table:style-name="ro1">
          <table:table-cell office:value-type="float" office:value="-134.550462141" calcext:value-type="float">
            <text:p>-134.550462141</text:p>
          </table:table-cell>
          <table:table-cell table:number-columns-repeated="3"/>
        </table:table-row>
        <table:table-row table:style-name="ro1">
          <table:table-cell office:value-type="float" office:value="-136.848994369" calcext:value-type="float">
            <text:p>-136.848994369</text:p>
          </table:table-cell>
          <table:table-cell table:number-columns-repeated="3"/>
        </table:table-row>
        <table:table-row table:style-name="ro1">
          <table:table-cell office:value-type="float" office:value="-5174.17915993" calcext:value-type="float">
            <text:p>-5174.17915993</text:p>
          </table:table-cell>
          <table:table-cell table:number-columns-repeated="3"/>
        </table:table-row>
        <table:table-row table:style-name="ro1">
          <table:table-cell office:value-type="float" office:value="-371.121816719" calcext:value-type="float">
            <text:p>-371.121816719</text:p>
          </table:table-cell>
          <table:table-cell table:number-columns-repeated="3"/>
        </table:table-row>
        <table:table-row table:style-name="ro1">
          <table:table-cell office:value-type="float" office:value="-315.77855189" calcext:value-type="float">
            <text:p>-315.77855189</text:p>
          </table:table-cell>
          <table:table-cell table:number-columns-repeated="3"/>
        </table:table-row>
        <table:table-row table:style-name="ro1">
          <table:table-cell office:value-type="float" office:value="-674.171328504" calcext:value-type="float">
            <text:p>-674.171328504</text:p>
          </table:table-cell>
          <table:table-cell table:number-columns-repeated="3"/>
        </table:table-row>
        <table:table-row table:style-name="ro1">
          <table:table-cell office:value-type="float" office:value="-166.914663208" calcext:value-type="float">
            <text:p>-166.914663208</text:p>
          </table:table-cell>
          <table:table-cell table:number-columns-repeated="3"/>
        </table:table-row>
        <table:table-row table:style-name="ro1">
          <table:table-cell office:value-type="float" office:value="-263.335458964" calcext:value-type="float">
            <text:p>-263.335458964</text:p>
          </table:table-cell>
          <table:table-cell table:number-columns-repeated="3"/>
        </table:table-row>
        <table:table-row table:style-name="ro1">
          <table:table-cell office:value-type="float" office:value="-5552.11202774" calcext:value-type="float">
            <text:p>-5552.11202774</text:p>
          </table:table-cell>
          <table:table-cell table:number-columns-repeated="3"/>
        </table:table-row>
        <table:table-row table:style-name="ro1">
          <table:table-cell office:value-type="float" office:value="-256.288346375" calcext:value-type="float">
            <text:p>-256.288346375</text:p>
          </table:table-cell>
          <table:table-cell table:number-columns-repeated="3"/>
        </table:table-row>
        <table:table-row table:style-name="ro1">
          <table:table-cell office:value-type="float" office:value="-101593.670442" calcext:value-type="float">
            <text:p>-101593.670442</text:p>
          </table:table-cell>
          <table:table-cell table:number-columns-repeated="3"/>
        </table:table-row>
        <table:table-row table:style-name="ro1">
          <table:table-cell office:value-type="float" office:value="-101850.495368" calcext:value-type="float">
            <text:p>-101850.495368</text:p>
          </table:table-cell>
          <table:table-cell table:number-columns-repeated="3"/>
        </table:table-row>
        <table:table-row table:style-name="ro1">
          <table:table-cell office:value-type="float" office:value="-101644.092696" calcext:value-type="float">
            <text:p>-101644.092696</text:p>
          </table:table-cell>
          <table:table-cell table:number-columns-repeated="3"/>
        </table:table-row>
        <table:table-row table:style-name="ro1">
          <table:table-cell office:value-type="float" office:value="-101638.209515" calcext:value-type="float">
            <text:p>-101638.209515</text:p>
          </table:table-cell>
          <table:table-cell table:number-columns-repeated="3"/>
        </table:table-row>
        <table:table-row table:style-name="ro1">
          <table:table-cell office:value-type="float" office:value="-101630.875224" calcext:value-type="float">
            <text:p>-101630.875224</text:p>
          </table:table-cell>
          <table:table-cell table:number-columns-repeated="3"/>
        </table:table-row>
        <table:table-row table:style-name="ro1">
          <table:table-cell office:value-type="float" office:value="-101584.032132" calcext:value-type="float">
            <text:p>-101584.032132</text:p>
          </table:table-cell>
          <table:table-cell table:number-columns-repeated="3"/>
        </table:table-row>
        <table:table-row table:style-name="ro1">
          <table:table-cell office:value-type="float" office:value="-101960.207212" calcext:value-type="float">
            <text:p>-101960.2072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00/00/0000</text:date>, <text:time style:data-style-name="N2" text:time-value="09:29:22.430317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22:46:25.602871521</meta:creation-date>
    <dc:date>2019-10-30T14:30:17.581312761</dc:date>
    <meta:editing-duration>P1DT8H58M54S</meta:editing-duration>
    <meta:editing-cycles>8</meta:editing-cycles>
    <meta:generator>LibreOffice/5.1.6.2$Linux_X86_64 LibreOffice_project/10m0$Build-2</meta:generator>
    <meta:document-statistic meta:table-count="1" meta:cell-count="5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761cm" svg:y="4.204cm" style:legend-expansion="high" chart:style-name="ch2"/>
        <chart:plot-area chart:style-name="ch3" table:cell-range-address="Sheet1.A1:Sheet1.A402" svg:x="0.319cm" svg:y="0.18cm" svg:width="13.123cm" svg:height="8.646cm">
          <chartooo:coordinate-region svg:x="1.417cm" svg:y="0.379cm" svg:width="11.944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402" chart:class="chart:line">
            <chart:data-point chart:repeated="4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9.935335558">
                <text:p>-369.935335558</text:p>
                <draw:g>
                  <svg:desc>Sheet1.A1:Sheet1.A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92.400876628">
                <text:p>-392.400876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1.472468465">
                <text:p>-191.472468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26.775859696">
                <text:p>-426.775859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04.418987271">
                <text:p>-504.418987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28.44902242">
                <text:p>-628.44902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96.383549392">
                <text:p>-396.383549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626.48375941">
                <text:p>-1626.48375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36.407211847">
                <text:p>-936.407211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1.138264246">
                <text:p>-111.138264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0.194670883">
                <text:p>-200.194670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09.597148722">
                <text:p>-509.5971487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091.39706487">
                <text:p>-5091.39706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30.291527601">
                <text:p>-330.291527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58.177707133">
                <text:p>-258.177707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3.946792131">
                <text:p>-633.946792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348.77024832">
                <text:p>-1348.77024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463.8707952">
                <text:p>-5463.8707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20.181243671">
                <text:p>-420.1812436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782.63042025">
                <text:p>-1782.63042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7.410755092">
                <text:p>-357.41075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87.379089013">
                <text:p>-287.3790890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61.974222761">
                <text:p>-161.9742227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58.135982143">
                <text:p>-558.135982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34.093926408">
                <text:p>-434.093926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78.098984091">
                <text:p>-778.0989840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67.689313836">
                <text:p>-167.689313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47.75301915">
                <text:p>-347.753019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9.127924686">
                <text:p>-169.1279246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1.501372829">
                <text:p>-151.501372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36.681816446">
                <text:p>-236.6818164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26.224168344">
                <text:p>-326.224168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29.41242683">
                <text:p>-329.412426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332.61119313">
                <text:p>-1332.611193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74.407964255">
                <text:p>-274.4079642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6.7403297538">
                <text:p>-86.74032975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651.21513862">
                <text:p>-5651.215138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04.521019857">
                <text:p>-304.521019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16.235515822">
                <text:p>-216.2355158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370.76147622">
                <text:p>-5370.761476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93.50191813">
                <text:p>-6093.501918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70.312231762">
                <text:p>-170.3122317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13.406190678">
                <text:p>-213.4061906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3.5999469627">
                <text:p>-93.59994696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777.636379825">
                <text:p>-777.6363798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0.005565632">
                <text:p>-160.0055656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79.247400338">
                <text:p>-279.2474003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58.638601509">
                <text:p>-258.6386015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95.626889863">
                <text:p>-195.6268898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99.865583351">
                <text:p>-499.8655833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32.223220789">
                <text:p>-232.2232207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63.295393087">
                <text:p>-363.2953930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82.266972626">
                <text:p>-282.2669726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25.112616487">
                <text:p>-525.112616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85.4518099737">
                <text:p>-85.45180997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122.39870211">
                <text:p>-5122.398702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13.279087473">
                <text:p>-213.2790874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84.05246422">
                <text:p>-1084.052464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006.33733314">
                <text:p>-3006.337333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95.659497981">
                <text:p>-195.6594979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57.914316981">
                <text:p>-257.914316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6151473004">
                <text:p>-63.6151473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26.584832693">
                <text:p>-326.584832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82.087046157">
                <text:p>-182.0870461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36.46275476">
                <text:p>-136.462754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96.528017808">
                <text:p>-296.5280178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587.52681145">
                <text:p>-4587.526811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80.907654002">
                <text:p>-180.907654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46.528070412">
                <text:p>-446.5280704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50.640559389">
                <text:p>-250.6405593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326.89292278">
                <text:p>-5326.892922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571.49762491">
                <text:p>-5571.497624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2.7256727259">
                <text:p>-72.72567272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06.39759133">
                <text:p>-406.39759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57.560506876">
                <text:p>-157.560506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10.957110919">
                <text:p>-210.9571109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48.499547247">
                <text:p>-448.4995472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9.318762213">
                <text:p>-639.3187622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60.588179595">
                <text:p>-160.5881795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77.351485421">
                <text:p>-577.3514854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97.16484188">
                <text:p>-197.164841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17.390879737">
                <text:p>-417.3908797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59.493078671">
                <text:p>-259.4930786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596.17681813">
                <text:p>-5596.176818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32.922060646">
                <text:p>-232.9220606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989.96445649">
                <text:p>-3989.964456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909.06855276">
                <text:p>-4909.068552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22.340871826">
                <text:p>-122.3408718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586.25215748">
                <text:p>-586.252157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211.08084445">
                <text:p>-2211.080844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323.98755139">
                <text:p>-1323.987551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99.06008652">
                <text:p>-199.060086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76.26456556">
                <text:p>-176.264565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60.470287287">
                <text:p>-160.4702872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08.301196084">
                <text:p>-308.3011960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9.927229155">
                <text:p>-399.9272291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27.915451166">
                <text:p>-127.9154511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580.53991826">
                <text:p>-580.539918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60.705509866">
                <text:p>-660.7055098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74.541413407">
                <text:p>-174.5414134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4428.346294">
                <text:p>-4428.3462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5923.93637032">
                <text:p>-5923.936370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05.28960848">
                <text:p>-705.289608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314.08301198">
                <text:p>-1314.083011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07.929029439">
                <text:p>-107.9290294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283.74543977">
                <text:p>-5283.745439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04.385584799">
                <text:p>-304.3855847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623.03092155">
                <text:p>-623.030921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34.683870534">
                <text:p>-134.6838705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69.331719232">
                <text:p>-269.3317192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60.655485281">
                <text:p>-660.6554852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449.176828762">
                <text:p>-449.1768287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85.179965147">
                <text:p>-285.1799651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72.624495196">
                <text:p>-672.6244951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534.69390543">
                <text:p>-1534.693905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099.1167957">
                <text:p>-5099.11679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25.486029419">
                <text:p>-225.4860294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235.97700431">
                <text:p>-1235.977004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82.150038005">
                <text:p>-382.1500380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419.70903997">
                <text:p>-4419.709039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57.337231386">
                <text:p>-357.3372313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4066.76336674">
                <text:p>-4066.763366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814.29932496">
                <text:p>-4814.29932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84.610890018">
                <text:p>-184.6108900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267.79641339">
                <text:p>-5267.796413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90.563943649">
                <text:p>-590.5639436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54.933260893">
                <text:p>-654.9332608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63.064891996">
                <text:p>-363.0648919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14.223538109">
                <text:p>-214.2235381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003.99625268">
                <text:p>-5003.996252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277.14953935">
                <text:p>-5277.149539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95.95351228">
                <text:p>-295.953512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54.842163847">
                <text:p>-354.8421638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45.961333668">
                <text:p>-245.9613336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53.130475289">
                <text:p>-353.1304752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079.14357527">
                <text:p>-1079.143575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858.135953181">
                <text:p>-858.1359531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68.581992892">
                <text:p>-368.5819928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35.006729011">
                <text:p>-335.0067290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558.49915263">
                <text:p>-558.499152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754.18741903">
                <text:p>-3754.187419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75.787188837">
                <text:p>-275.7871888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147.7940505">
                <text:p>-1147.79405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43.264383428">
                <text:p>-543.2643834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70.438409792">
                <text:p>-470.4384097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88.284732057">
                <text:p>-288.2847320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789.141854051">
                <text:p>-789.1418540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116.86384709">
                <text:p>-6116.863847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520.752915019">
                <text:p>-520.7529150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29.835356061">
                <text:p>-529.8353560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60.181667258">
                <text:p>-160.1816672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075.31697783">
                <text:p>-1075.316977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74.640106587">
                <text:p>-474.6401065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80.7164274">
                <text:p>-280.71642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5117.95210719">
                <text:p>-5117.952107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6092.55263958">
                <text:p>-6092.552639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34.893299073">
                <text:p>-234.893299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5775.30315279">
                <text:p>-5775.303152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5364.45692131">
                <text:p>-5364.456921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04.412698079">
                <text:p>-204.4126980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93.98305626">
                <text:p>-293.983056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42.527433119">
                <text:p>-242.527433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14.483821652">
                <text:p>-314.4838216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5276.34911651">
                <text:p>-5276.349116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977.16038017">
                <text:p>-4977.160380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4.51403801068">
                <text:p>-4.514038010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22.210863691">
                <text:p>-222.2108636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5079.75824823">
                <text:p>-5079.758248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91.13575239">
                <text:p>-291.135752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59.50672321">
                <text:p>-159.506723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33.639882769">
                <text:p>-233.6398827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19.248050421">
                <text:p>-419.2480504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23.088223211">
                <text:p>-323.0882232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429.121083276">
                <text:p>-429.1210832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16.316511381">
                <text:p>-416.3165113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444.81166292">
                <text:p>-1444.811662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27.193383657">
                <text:p>-127.1933836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44.285213907">
                <text:p>-144.2852139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98.796436054">
                <text:p>-398.7964360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63.615343917">
                <text:p>-763.6153439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77.882375439">
                <text:p>-477.8823754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200.49340413">
                <text:p>-3200.493404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16.389695859">
                <text:p>-116.3896958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66.593586395">
                <text:p>-266.5935863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429.39061972">
                <text:p>-1429.390619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33.050547804">
                <text:p>-133.0505478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08.912288047">
                <text:p>-308.9122880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921.70767397">
                <text:p>-1921.707673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12.969704426">
                <text:p>-212.9697044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26.895638322">
                <text:p>-226.8956383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72.750846208">
                <text:p>-172.7508462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715.892654687">
                <text:p>-715.8926546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75.09097516">
                <text:p>-175.090975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080.73661767">
                <text:p>-5080.736617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043.59297185">
                <text:p>-1043.592971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09.144085614">
                <text:p>-409.1440856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574.68267238">
                <text:p>-4574.682672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71.822153789">
                <text:p>-171.8221537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24.947868848">
                <text:p>-224.9478688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834.162288397">
                <text:p>-834.1622883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75.006884062">
                <text:p>-175.0068840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78.258874551">
                <text:p>-178.2588745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5282.35978146">
                <text:p>-5282.359781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27.505175209">
                <text:p>-327.5051752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5448.48045738">
                <text:p>-5448.480457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22.099138066">
                <text:p>-222.0991380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5299.88452828">
                <text:p>-5299.884528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91.880638966">
                <text:p>-391.8806389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5622.13400927">
                <text:p>-5622.134009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729.486299562">
                <text:p>-729.4862995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5368.29029317">
                <text:p>-5368.290293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25.976995935">
                <text:p>-125.9769959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64.302787383">
                <text:p>-164.3027873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5161.31780216">
                <text:p>-5161.317802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71.082398089">
                <text:p>-271.0823980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911.86271553">
                <text:p>-4911.862715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90.097288466">
                <text:p>-190.0972884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054.82958642">
                <text:p>-5054.829586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419.516096637">
                <text:p>-419.5160966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874.056352102">
                <text:p>-874.0563521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490.6476866">
                <text:p>-490.64768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33.245908828">
                <text:p>-133.2459088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20.22044108">
                <text:p>-320.220441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570.48556308">
                <text:p>-2570.485563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52.412495221">
                <text:p>-352.4124952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45.880298026">
                <text:p>-445.8802980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046.49843297">
                <text:p>-1046.498432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59.234593559">
                <text:p>-159.2345935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75.827275487">
                <text:p>-175.8272754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70.114447461">
                <text:p>-270.1144474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5346.84536576">
                <text:p>-5346.845365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12.252768531">
                <text:p>-212.2527685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587.92882854">
                <text:p>-1587.928828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45.398967605">
                <text:p>-145.3989676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24.899714957">
                <text:p>-124.8997149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4904.54216487">
                <text:p>-4904.542164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65.030847767">
                <text:p>-165.0308477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33.970996491">
                <text:p>-133.9709964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14.947348591">
                <text:p>-314.9473485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887.272524352">
                <text:p>-887.2725243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5502.73884798">
                <text:p>-5502.738847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23.714829548">
                <text:p>-323.7148295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5910.66790834">
                <text:p>-5910.667908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85.526162762">
                <text:p>-285.5261627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23.65793115">
                <text:p>-223.657931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17.853724506">
                <text:p>-417.8537245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45.635940104">
                <text:p>-145.6359401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959.938784626">
                <text:p>-959.9387846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5237.15135714">
                <text:p>-5237.151357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126.55731814">
                <text:p>-1126.557318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700.643332707">
                <text:p>-700.6433327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63.664385134">
                <text:p>-463.6643851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421.168362201">
                <text:p>-421.1683622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44.650357386">
                <text:p>-144.6503573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637.9522233">
                <text:p>-1637.95222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27.91228087">
                <text:p>-427.912280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64.347037661">
                <text:p>-164.3470376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5869.81392725">
                <text:p>-5869.813927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60.339944065">
                <text:p>-260.3399440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313.297831742">
                <text:p>-313.2978317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73.587966695">
                <text:p>-173.5879666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437.6709834">
                <text:p>-437.67098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563.851224126">
                <text:p>-563.8512241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614.340561077">
                <text:p>-614.3405610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50.784617368">
                <text:p>-250.7846173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21.249390679">
                <text:p>-121.2493906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59.399898042">
                <text:p>-159.3998980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127.49921755">
                <text:p>-1127.499217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4801.02228242">
                <text:p>-4801.022282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924.275816696">
                <text:p>-924.2758166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42.925387279">
                <text:p>-142.9253872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444.421869412">
                <text:p>-444.4218694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25.973355057">
                <text:p>-225.9733550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96.437335242">
                <text:p>-296.4373352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42.002561714">
                <text:p>-142.0025617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537.636101333">
                <text:p>-537.636101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455.451885304">
                <text:p>-455.4518853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857.036539942">
                <text:p>-857.0365399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516.392152861">
                <text:p>-516.3921528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4928.69577746">
                <text:p>-4928.695777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90.8286360413">
                <text:p>-90.82863604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11.453434516">
                <text:p>-211.4534345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23.814182236">
                <text:p>-223.8141822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594.259602578">
                <text:p>-594.2596025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88.79855768">
                <text:p>-388.798557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512.68385747">
                <text:p>-4512.683857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13.932249016">
                <text:p>-313.9322490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08.210763582">
                <text:p>-208.2107635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44.700920937">
                <text:p>-144.7009209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80.952605824">
                <text:p>-280.9526058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291.54087122">
                <text:p>-1291.540871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4975.62605712">
                <text:p>-4975.626057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99.028036004">
                <text:p>-299.0280360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15.976466433">
                <text:p>-315.9764664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95.646907267">
                <text:p>-295.6469072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436.795848978">
                <text:p>-436.7958489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5604.91970771">
                <text:p>-5604.919707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5200.63247908">
                <text:p>-5200.632479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5775.51929281">
                <text:p>-5775.519292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5370.632344">
                <text:p>-5370.6323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348.212506304">
                <text:p>-348.2125063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232.44802794">
                <text:p>-1232.448027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4645.68834738">
                <text:p>-4645.688347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464.592166468">
                <text:p>-464.5921664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28.615344744">
                <text:p>-228.6153447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59.694061094">
                <text:p>-159.6940610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677.400386864">
                <text:p>-677.4003868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29.740750921">
                <text:p>-129.7407509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5574.1216743">
                <text:p>-5574.12167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191.99504409">
                <text:p>-1191.995044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374.208076198">
                <text:p>-374.2080761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5221.4006509">
                <text:p>-5221.40065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667.164992698">
                <text:p>-667.1649926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77.202282365">
                <text:p>-177.2022823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6282.0419734">
                <text:p>-6282.04197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5969.72226044">
                <text:p>-5969.722260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5984.66304544">
                <text:p>-5984.663045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160.98960694">
                <text:p>-4160.989606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17.06045003">
                <text:p>-417.060450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98.068140946">
                <text:p>-198.0681409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314.974447368">
                <text:p>-314.9744473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387.775753879">
                <text:p>-387.7757538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54.557924806">
                <text:p>-154.5579248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5804.96541426">
                <text:p>-5804.965414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29.246638618">
                <text:p>-129.2466386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75.939361138">
                <text:p>-275.9393611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4999.98096602">
                <text:p>-4999.980966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38.727266298">
                <text:p>-138.7272662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5235.37365761">
                <text:p>-5235.373657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33.833026743">
                <text:p>-233.8330267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583.043604827">
                <text:p>-583.0436048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203.91913514">
                <text:p>-1203.919135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366.452592821">
                <text:p>-366.4525928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5113.13515995">
                <text:p>-5113.135159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43.514985934">
                <text:p>-143.5149859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359.892560728">
                <text:p>-359.8925607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968.465828812">
                <text:p>-968.4658288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518.671238762">
                <text:p>-518.6712387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5365.72346267">
                <text:p>-5365.723462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397.096580722">
                <text:p>-397.0965807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630.372040556">
                <text:p>-630.3720405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10.742667114">
                <text:p>-210.7426671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5679.53230967">
                <text:p>-5679.532309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356.794456455">
                <text:p>-356.7944564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307.709564344">
                <text:p>-307.7095643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319.373016838">
                <text:p>-319.3730168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57.917042048">
                <text:p>-157.9170420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32.389990205">
                <text:p>-232.3899902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87.622341162">
                <text:p>-287.6223411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75.5741697">
                <text:p>-275.57416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5312.4494303">
                <text:p>-5312.44943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591.597090851">
                <text:p>-591.5970908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25.137595177">
                <text:p>-125.1375951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94.939772722">
                <text:p>-194.9397727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84.85168266">
                <text:p>-184.851682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17.892643078">
                <text:p>-217.8926430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5261.15647295">
                <text:p>-5261.156472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346.542250844">
                <text:p>-346.5422508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562.219289935">
                <text:p>-562.2192899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418.462977228">
                <text:p>-418.4629772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5438.66133477">
                <text:p>-5438.661334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358.718001763">
                <text:p>-358.7180017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24.01534145">
                <text:p>-124.015341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446.306299877">
                <text:p>-446.3062998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16.367659832">
                <text:p>-116.3676598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501.569212403">
                <text:p>-501.5692124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36.305470037">
                <text:p>-236.3054700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5409.94015759">
                <text:p>-5409.940157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576.379124977">
                <text:p>-576.3791249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380.758852736">
                <text:p>-380.7588527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31.17933006">
                <text:p>-131.1793300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28.106297059">
                <text:p>-128.1062970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55.595664196">
                <text:p>-355.5956641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7300.92921172">
                <text:p>-7300.929211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6061.85935344">
                <text:p>-6061.859353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5691.94913741">
                <text:p>-5691.949137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72.858451903">
                <text:p>-172.8584519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445.982893588">
                <text:p>-445.9828935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59.203523301">
                <text:p>-159.2035233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339.524821067">
                <text:p>-339.5248210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455.151747299">
                <text:p>-455.1517472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50.890267253">
                <text:p>-150.8902672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344.69081133">
                <text:p>-344.690811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4585.18707792">
                <text:p>-4585.187077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96.847178595">
                <text:p>-296.8471785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390.880994846">
                <text:p>-390.8809948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387.651502164">
                <text:p>-387.6515021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92.614756295">
                <text:p>-292.6147562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62.705398386">
                <text:p>-162.7053983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82.691432474">
                <text:p>-282.6914324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538.215152346">
                <text:p>-538.2151523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4450.8622886">
                <text:p>-4450.86228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607.130907428">
                <text:p>-607.1309074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4924.57375529">
                <text:p>-4924.573755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44.497915154">
                <text:p>-244.49791515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757.801274867">
                <text:p>-757.8012748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47.157309943">
                <text:p>-147.1573099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523.432533044">
                <text:p>-523.4325330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39.136891308">
                <text:p>-139.1368913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58.174331526">
                <text:p>-258.17433152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21.399753392">
                <text:p>-221.3997533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57.715865131">
                <text:p>-157.715865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35cm" svg:y="4.203cm" style:legend-expansion="high" chart:style-name="ch2"/>
        <chart:plot-area chart:style-name="ch3" table:cell-range-address="Sheet1.B1:Sheet1.B66" svg:x="0.319cm" svg:y="0.18cm" svg:width="13.097cm" svg:height="8.645cm">
          <chartooo:coordinate-region svg:x="1.417cm" svg:y="0.379cm" svg:width="11.999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6" chart:class="chart:line">
            <chart:data-point chart:repeated="6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0.194670883">
                <text:p>-200.194670883</text:p>
                <draw:g>
                  <svg:desc>Sheet1.B1:Sheet1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7.410755092">
                <text:p>-357.410755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36.681816446">
                <text:p>-236.681816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093.50191813">
                <text:p>-6093.50191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32.223220789">
                <text:p>-232.223220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7.914316981">
                <text:p>-257.914316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326.89292278">
                <text:p>-5326.89292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97.16484188">
                <text:p>-197.16484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323.98755139">
                <text:p>-1323.98755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28.346294">
                <text:p>-4428.346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60.655485281">
                <text:p>-660.655485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57.337231386">
                <text:p>-357.337231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277.14953935">
                <text:p>-5277.14953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754.18741903">
                <text:p>-3754.18741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0.181667258">
                <text:p>-160.181667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93.98305626">
                <text:p>-293.98305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33.639882769">
                <text:p>-233.639882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77.882375439">
                <text:p>-477.8823754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72.750846208">
                <text:p>-172.7508462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75.006884062">
                <text:p>-175.0068840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368.29029317">
                <text:p>-5368.29029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90.6476866">
                <text:p>-490.6476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346.84536576">
                <text:p>-5346.845365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502.73884798">
                <text:p>-5502.738847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00.643332707">
                <text:p>-700.643332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3.587966695">
                <text:p>-173.5879666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42.925387279">
                <text:p>-142.9253872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0.8286360413">
                <text:p>-90.82863604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91.54087122">
                <text:p>-1291.54087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48.212506304">
                <text:p>-348.2125063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74.208076198">
                <text:p>-374.2080761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14.974447368">
                <text:p>-314.974447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83.043604827">
                <text:p>-583.0436048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0.372040556">
                <text:p>-630.372040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312.4494303">
                <text:p>-5312.44943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438.66133477">
                <text:p>-5438.661334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31.17933006">
                <text:p>-131.179330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55.151747299">
                <text:p>-455.1517472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38.215152346">
                <text:p>-538.2151523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21.399753392">
                <text:p>-221.3997533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0.96323095">
                <text:p>-140.963230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80.61605688">
                <text:p>-980.616056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97.627462618">
                <text:p>-397.6274626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82.734275654">
                <text:p>-482.7342756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984.3252351">
                <text:p>-4984.32523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09.521337678">
                <text:p>-209.5213376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211.97435096">
                <text:p>-1211.974350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649.12765395">
                <text:p>-4649.127653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66.914663208">
                <text:p>-166.9146632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475.42960454">
                <text:p>-5475.429604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908.43879223">
                <text:p>-4908.43879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4.85404361">
                <text:p>-194.854043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40.673789799">
                <text:p>-140.6737897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24.169714844">
                <text:p>-524.1697148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15.407324247">
                <text:p>-415.4073242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027.11761522">
                <text:p>-6027.117615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81.157557754">
                <text:p>-381.1575577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272.43831843">
                <text:p>-5272.438318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6.191213829">
                <text:p>-146.1912138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585.48465901">
                <text:p>-5585.484659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36.144835442">
                <text:p>-236.1448354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66.905823467">
                <text:p>-366.9058234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58.412761716">
                <text:p>-358.4127617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7.194142944">
                <text:p>-117.1941429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64.73423067">
                <text:p>-164.734230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51.738982696">
                <text:p>-251.738982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